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ahoma"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2.171cm" table:align="left"/>
    </style:style>
    <style:style style:name="Table1.A" style:family="table-column">
      <style:table-column-properties style:column-width="1.588cm"/>
    </style:style>
    <style:style style:name="Table1.B" style:family="table-column">
      <style:table-column-properties style:column-width="10.583cm"/>
    </style:style>
    <style:style style:name="Table2" style:family="table">
      <style:table-properties style:width="11.509cm" table:align="left"/>
    </style:style>
    <style:style style:name="Table2.A" style:family="table-column">
      <style:table-column-properties style:column-width="1.588cm"/>
    </style:style>
    <style:style style:name="Table2.B" style:family="table-column">
      <style:table-column-properties style:column-width="9.922cm"/>
    </style:style>
    <style:style style:name="Table3" style:family="table">
      <style:table-properties style:width="11.245cm" table:align="left"/>
    </style:style>
    <style:style style:name="Table3.A" style:family="table-column">
      <style:table-column-properties style:column-width="1.588cm"/>
    </style:style>
    <style:style style:name="Table3.B" style:family="table-column">
      <style:table-column-properties style:column-width="9.657cm"/>
    </style:style>
    <style:style style:name="Table4" style:family="table">
      <style:table-properties style:width="10.504cm" table:align="left"/>
    </style:style>
    <style:style style:name="Table4.A" style:family="table-column">
      <style:table-column-properties style:column-width="1.588cm"/>
    </style:style>
    <style:style style:name="Table4.B" style:family="table-column">
      <style:table-column-properties style:column-width="8.916cm"/>
    </style:style>
    <style:style style:name="Table5" style:family="table">
      <style:table-properties style:width="10.504cm" table:align="left"/>
    </style:style>
    <style:style style:name="Table5.A" style:family="table-column">
      <style:table-column-properties style:column-width="1.588cm"/>
    </style:style>
    <style:style style:name="Table5.B" style:family="table-column">
      <style:table-column-properties style:column-width="8.916cm"/>
    </style:style>
    <style:style style:name="Table6" style:family="table">
      <style:table-properties style:width="10.504cm" table:align="left"/>
    </style:style>
    <style:style style:name="Table6.A" style:family="table-column">
      <style:table-column-properties style:column-width="1.588cm"/>
    </style:style>
    <style:style style:name="Table6.B" style:family="table-column">
      <style:table-column-properties style:column-width="8.916cm"/>
    </style:style>
    <style:style style:name="Table7" style:family="table">
      <style:table-properties style:width="11.245cm" table:align="left"/>
    </style:style>
    <style:style style:name="Table7.A" style:family="table-column">
      <style:table-column-properties style:column-width="1.588cm"/>
    </style:style>
    <style:style style:name="Table7.B" style:family="table-column">
      <style:table-column-properties style:column-width="9.657cm"/>
    </style:style>
    <style:style style:name="Table8" style:family="table">
      <style:table-properties style:width="10.742cm" table:align="left"/>
    </style:style>
    <style:style style:name="Table8.A" style:family="table-column">
      <style:table-column-properties style:column-width="1.588cm"/>
    </style:style>
    <style:style style:name="Table8.B" style:family="table-column">
      <style:table-column-properties style:column-width="9.155cm"/>
    </style:style>
    <style:style style:name="Table9" style:family="table">
      <style:table-properties style:width="11.007cm" table:align="left"/>
    </style:style>
    <style:style style:name="Table9.A" style:family="table-column">
      <style:table-column-properties style:column-width="1.588cm"/>
    </style:style>
    <style:style style:name="Table9.B" style:family="table-column">
      <style:table-column-properties style:column-width="9.419cm"/>
    </style:style>
    <style:style style:name="Table10" style:family="table">
      <style:table-properties style:width="11.007cm" table:align="left"/>
    </style:style>
    <style:style style:name="Table10.A" style:family="table-column">
      <style:table-column-properties style:column-width="1.588cm"/>
    </style:style>
    <style:style style:name="Table10.B" style:family="table-column">
      <style:table-column-properties style:column-width="9.419cm"/>
    </style:style>
    <style:style style:name="Table11" style:family="table">
      <style:table-properties style:width="11.007cm" table:align="left"/>
    </style:style>
    <style:style style:name="Table11.A" style:family="table-column">
      <style:table-column-properties style:column-width="1.588cm"/>
    </style:style>
    <style:style style:name="Table11.B" style:family="table-column">
      <style:table-column-properties style:column-width="9.419cm"/>
    </style:style>
    <style:style style:name="Table12" style:family="table">
      <style:table-properties style:width="11.007cm" table:align="left"/>
    </style:style>
    <style:style style:name="Table12.A" style:family="table-column">
      <style:table-column-properties style:column-width="1.588cm"/>
    </style:style>
    <style:style style:name="Table12.B" style:family="table-column">
      <style:table-column-properties style:column-width="9.419cm"/>
    </style:style>
    <style:style style:name="Table13" style:family="table">
      <style:table-properties style:width="11.245cm" table:align="left"/>
    </style:style>
    <style:style style:name="Table13.A" style:family="table-column">
      <style:table-column-properties style:column-width="1.588cm"/>
    </style:style>
    <style:style style:name="Table13.B" style:family="table-column">
      <style:table-column-properties style:column-width="9.657cm"/>
    </style:style>
    <style:style style:name="Table14" style:family="table">
      <style:table-properties style:width="11.007cm" table:align="left"/>
    </style:style>
    <style:style style:name="Table14.A" style:family="table-column">
      <style:table-column-properties style:column-width="1.588cm"/>
    </style:style>
    <style:style style:name="Table14.B" style:family="table-column">
      <style:table-column-properties style:column-width="9.419cm"/>
    </style:style>
    <style:style style:name="Table15" style:family="table">
      <style:table-properties style:width="11.007cm" table:align="left"/>
    </style:style>
    <style:style style:name="Table15.A" style:family="table-column">
      <style:table-column-properties style:column-width="1.588cm"/>
    </style:style>
    <style:style style:name="Table15.B" style:family="table-column">
      <style:table-column-properties style:column-width="9.419cm"/>
    </style:style>
    <style:style style:name="Table16" style:family="table">
      <style:table-properties style:width="11.007cm" table:align="left"/>
    </style:style>
    <style:style style:name="Table16.A" style:family="table-column">
      <style:table-column-properties style:column-width="1.588cm"/>
    </style:style>
    <style:style style:name="Table16.B" style:family="table-column">
      <style:table-column-properties style:column-width="9.419cm"/>
    </style:style>
    <style:style style:name="Table17" style:family="table">
      <style:table-properties style:width="11.007cm" table:align="left"/>
    </style:style>
    <style:style style:name="Table17.A" style:family="table-column">
      <style:table-column-properties style:column-width="1.588cm"/>
    </style:style>
    <style:style style:name="Table17.B" style:family="table-column">
      <style:table-column-properties style:column-width="9.419cm"/>
    </style:style>
    <style:style style:name="Table18" style:family="table">
      <style:table-properties style:width="11.007cm" table:align="left"/>
    </style:style>
    <style:style style:name="Table18.A" style:family="table-column">
      <style:table-column-properties style:column-width="1.588cm"/>
    </style:style>
    <style:style style:name="Table18.B" style:family="table-column">
      <style:table-column-properties style:column-width="9.419cm"/>
    </style:style>
    <style:style style:name="Table19" style:family="table">
      <style:table-properties style:width="11.007cm" table:align="left"/>
    </style:style>
    <style:style style:name="Table19.A" style:family="table-column">
      <style:table-column-properties style:column-width="1.588cm"/>
    </style:style>
    <style:style style:name="Table19.B" style:family="table-column">
      <style:table-column-properties style:column-width="9.419cm"/>
    </style:style>
    <style:style style:name="Table20" style:family="table">
      <style:table-properties style:width="11.007cm" table:align="left"/>
    </style:style>
    <style:style style:name="Table20.A" style:family="table-column">
      <style:table-column-properties style:column-width="1.746cm"/>
    </style:style>
    <style:style style:name="Table20.B" style:family="table-column">
      <style:table-column-properties style:column-width="9.26cm"/>
    </style:style>
    <style:style style:name="Table21" style:family="table">
      <style:table-properties style:width="11.007cm" table:align="left"/>
    </style:style>
    <style:style style:name="Table21.A" style:family="table-column">
      <style:table-column-properties style:column-width="1.588cm"/>
    </style:style>
    <style:style style:name="Table21.B" style:family="table-column">
      <style:table-column-properties style:column-width="9.419cm"/>
    </style:style>
    <style:style style:name="Table22" style:family="table">
      <style:table-properties style:width="11.007cm" table:align="left"/>
    </style:style>
    <style:style style:name="Table22.A" style:family="table-column">
      <style:table-column-properties style:column-width="1.588cm"/>
    </style:style>
    <style:style style:name="Table22.B" style:family="table-column">
      <style:table-column-properties style:column-width="9.419cm"/>
    </style:style>
    <style:style style:name="Table23" style:family="table">
      <style:table-properties style:width="11.007cm" table:align="left"/>
    </style:style>
    <style:style style:name="Table23.A" style:family="table-column">
      <style:table-column-properties style:column-width="1.588cm"/>
    </style:style>
    <style:style style:name="Table23.B" style:family="table-column">
      <style:table-column-properties style:column-width="9.419cm"/>
    </style:style>
    <style:style style:name="Table24" style:family="table">
      <style:table-properties style:width="11.007cm" table:align="left"/>
    </style:style>
    <style:style style:name="Table24.A" style:family="table-column">
      <style:table-column-properties style:column-width="1.588cm"/>
    </style:style>
    <style:style style:name="Table24.B" style:family="table-column">
      <style:table-column-properties style:column-width="9.419cm"/>
    </style:style>
    <style:style style:name="Table25" style:family="table">
      <style:table-properties style:width="11.007cm" table:align="left"/>
    </style:style>
    <style:style style:name="Table25.A" style:family="table-column">
      <style:table-column-properties style:column-width="1.588cm"/>
    </style:style>
    <style:style style:name="Table25.B" style:family="table-column">
      <style:table-column-properties style:column-width="9.419cm"/>
    </style:style>
    <style:style style:name="Table26" style:family="table">
      <style:table-properties style:width="11.007cm" table:align="left"/>
    </style:style>
    <style:style style:name="Table26.A" style:family="table-column">
      <style:table-column-properties style:column-width="1.588cm"/>
    </style:style>
    <style:style style:name="Table26.B" style:family="table-column">
      <style:table-column-properties style:column-width="9.419cm"/>
    </style:style>
    <style:style style:name="Table27" style:family="table">
      <style:table-properties style:width="11.007cm" table:align="left"/>
    </style:style>
    <style:style style:name="Table27.A" style:family="table-column">
      <style:table-column-properties style:column-width="1.588cm"/>
    </style:style>
    <style:style style:name="Table27.B" style:family="table-column">
      <style:table-column-properties style:column-width="9.419cm"/>
    </style:style>
    <style:style style:name="Table28" style:family="table">
      <style:table-properties style:width="11.007cm" table:align="left"/>
    </style:style>
    <style:style style:name="Table28.A" style:family="table-column">
      <style:table-column-properties style:column-width="1.588cm"/>
    </style:style>
    <style:style style:name="Table28.B" style:family="table-column">
      <style:table-column-properties style:column-width="9.419cm"/>
    </style:style>
    <style:style style:name="Table29" style:family="table">
      <style:table-properties style:width="11.007cm" table:align="left"/>
    </style:style>
    <style:style style:name="Table29.A" style:family="table-column">
      <style:table-column-properties style:column-width="1.588cm"/>
    </style:style>
    <style:style style:name="Table29.B" style:family="table-column">
      <style:table-column-properties style:column-width="9.419cm"/>
    </style:style>
    <style:style style:name="Table30" style:family="table">
      <style:table-properties style:width="11.007cm" table:align="left"/>
    </style:style>
    <style:style style:name="Table30.A" style:family="table-column">
      <style:table-column-properties style:column-width="1.588cm"/>
    </style:style>
    <style:style style:name="Table30.B" style:family="table-column">
      <style:table-column-properties style:column-width="9.419cm"/>
    </style:style>
    <style:style style:name="Table31" style:family="table">
      <style:table-properties style:width="11.007cm" table:align="left"/>
    </style:style>
    <style:style style:name="Table31.A" style:family="table-column">
      <style:table-column-properties style:column-width="1.588cm"/>
    </style:style>
    <style:style style:name="Table31.B" style:family="table-column">
      <style:table-column-properties style:column-width="9.419cm"/>
    </style:style>
    <style:style style:name="Table32" style:family="table">
      <style:table-properties style:width="11.007cm" table:align="left"/>
    </style:style>
    <style:style style:name="Table32.A" style:family="table-column">
      <style:table-column-properties style:column-width="1.588cm"/>
    </style:style>
    <style:style style:name="Table32.B" style:family="table-column">
      <style:table-column-properties style:column-width="9.419cm"/>
    </style:style>
    <style:style style:name="Table33" style:family="table">
      <style:table-properties style:width="11.007cm" table:align="left"/>
    </style:style>
    <style:style style:name="Table33.A" style:family="table-column">
      <style:table-column-properties style:column-width="1.588cm"/>
    </style:style>
    <style:style style:name="Table33.B" style:family="table-column">
      <style:table-column-properties style:column-width="9.419cm"/>
    </style:style>
    <style:style style:name="Table34" style:family="table">
      <style:table-properties style:width="11.007cm" table:align="left"/>
    </style:style>
    <style:style style:name="Table34.A" style:family="table-column">
      <style:table-column-properties style:column-width="1.588cm"/>
    </style:style>
    <style:style style:name="Table34.B" style:family="table-column">
      <style:table-column-properties style:column-width="9.419cm"/>
    </style:style>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fo:text-align="center" style:justify-single-word="false"/>
    </style:style>
    <style:style style:name="P3" style:family="paragraph" style:parent-style-name="Text_20_body">
      <style:paragraph-properties fo:margin-top="0cm" fo:margin-bottom="0cm"/>
      <style:text-properties fo:language="id" fo:country="ID"/>
    </style:style>
    <style:style style:name="P4" style:family="paragraph" style:parent-style-name="Text_20_body">
      <style:paragraph-properties fo:margin-top="0cm" fo:margin-bottom="0cm"/>
      <style:text-properties fo:language="id" fo:country="ID" fo:font-weight="bold"/>
    </style:style>
    <style:style style:name="P5" style:family="paragraph" style:parent-style-name="Text_20_body">
      <style:paragraph-properties fo:margin-top="0cm" fo:margin-bottom="0cm" fo:text-align="justify" style:justify-single-word="false"/>
      <style:text-properties fo:language="id" fo:country="ID" fo:font-weight="bold"/>
    </style:style>
    <style:style style:name="P6" style:family="paragraph" style:parent-style-name="Text_20_body">
      <style:paragraph-properties fo:margin-top="0cm" fo:margin-bottom="0cm"/>
      <style:text-properties fo:language="id" fo:country="ID" fo:font-style="italic"/>
    </style:style>
    <style:style style:name="P7" style:family="paragraph" style:parent-style-name="Text_20_body">
      <style:paragraph-properties fo:margin-top="0cm" fo:margin-bottom="0cm" fo:text-align="justify" style:justify-single-word="false"/>
      <style:text-properties fo:language="id" fo:country="ID" fo:font-style="italic"/>
    </style:style>
    <style:style style:name="P8" style:family="paragraph" style:parent-style-name="Text_20_body">
      <style:paragraph-properties fo:margin-top="0cm" fo:margin-bottom="0cm"/>
      <style:text-properties fo:language="id" fo:country="ID" fo:font-style="italic" fo:font-weight="bold"/>
    </style:style>
    <style:style style:name="P9" style:family="paragraph" style:parent-style-name="Text_20_body">
      <style:paragraph-properties fo:margin-top="0cm" fo:margin-bottom="0cm" fo:text-align="justify" style:justify-single-word="false"/>
      <style:text-properties fo:language="id" fo:country="ID"/>
    </style:style>
    <style:style style:name="P10" style:family="paragraph" style:parent-style-name="Text_20_body">
      <style:paragraph-properties fo:margin-top="0cm" fo:margin-bottom="0cm" fo:text-align="justify" style:justify-single-word="false"/>
    </style:style>
    <style:style style:name="P11" style:family="paragraph" style:parent-style-name="Text_20_body">
      <style:paragraph-properties fo:margin-top="0cm" fo:margin-bottom="0cm" fo:text-align="justify" style:justify-single-word="false"/>
      <style:text-properties fo:font-size="11pt" fo:language="id" fo:country="ID" fo:font-style="italic"/>
    </style:style>
    <style:style style:name="P12" style:family="paragraph" style:parent-style-name="Text_20_body">
      <style:paragraph-properties fo:margin-top="0cm" fo:margin-bottom="0cm" fo:text-align="center" style:justify-single-word="false"/>
      <style:text-properties fo:font-size="14pt" fo:language="id" fo:country="ID" fo:font-weight="bold"/>
    </style:style>
    <style:style style:name="P13" style:family="paragraph" style:parent-style-name="Text_20_body">
      <style:paragraph-properties fo:margin-top="0cm" fo:margin-bottom="0cm"/>
      <style:text-properties fo:font-size="14pt" fo:language="id" fo:country="ID" fo:font-style="italic"/>
    </style:style>
    <style:style style:name="P14" style:family="paragraph" style:parent-style-name="Text_20_body">
      <style:paragraph-properties fo:margin-top="0cm" fo:margin-bottom="0cm" fo:text-align="center" style:justify-single-word="false"/>
      <style:text-properties fo:font-size="20pt" fo:language="id" fo:country="ID"/>
    </style:style>
    <style:style style:name="P15" style:family="paragraph" style:parent-style-name="Text_20_body">
      <style:paragraph-properties fo:margin-top="0cm" fo:margin-bottom="0cm" fo:break-before="page"/>
    </style:style>
    <style:style style:name="P16" style:family="paragraph" style:parent-style-name="Text_20_body">
      <style:paragraph-properties fo:margin-left="1.588cm" fo:margin-right="0cm" fo:margin-top="0cm" fo:margin-bottom="0cm" fo:text-align="justify" style:justify-single-word="false" fo:text-indent="-1.588cm" style:auto-text-indent="false"/>
    </style:style>
    <style:style style:name="P17" style:family="paragraph" style:parent-style-name="Text_20_body">
      <style:paragraph-properties fo:margin-left="1.27cm" fo:margin-right="0cm" fo:margin-top="0cm" fo:margin-bottom="0cm" fo:text-align="justify" style:justify-single-word="false" fo:text-indent="0cm" style:auto-text-indent="false"/>
    </style:style>
    <style:style style:name="P18" style:family="paragraph" style:parent-style-name="Text_20_body">
      <style:paragraph-properties fo:margin-left="1.27cm" fo:margin-right="0cm" fo:margin-top="0cm" fo:margin-bottom="0cm" fo:text-align="justify" style:justify-single-word="false" fo:text-indent="0cm" style:auto-text-indent="false"/>
      <style:text-properties fo:font-size="11pt" fo:language="id" fo:country="ID" fo:font-style="italic" fo:font-weight="bold"/>
    </style:style>
    <style:style style:name="P19" style:family="paragraph" style:parent-style-name="Text_20_body">
      <style:paragraph-properties fo:margin-left="0.635cm" fo:margin-right="0cm" fo:margin-top="0cm" fo:margin-bottom="0cm" fo:text-align="justify" style:justify-single-word="false" fo:text-indent="-0.635cm" style:auto-text-indent="false"/>
      <style:text-properties fo:letter-spacing="-0.004cm" fo:language="id" fo:country="ID"/>
    </style:style>
    <style:style style:name="P20" style:family="paragraph" style:parent-style-name="Text_20_body">
      <style:paragraph-properties fo:margin-left="0.635cm" fo:margin-right="0cm" fo:margin-top="0cm" fo:margin-bottom="0.423cm" fo:text-align="justify" style:justify-single-word="false" fo:text-indent="-0.635cm" style:auto-text-indent="false"/>
    </style:style>
    <style:style style:name="P21" style:family="paragraph" style:parent-style-name="Text_20_body">
      <style:paragraph-properties fo:margin-left="0cm" fo:margin-right="0cm" fo:margin-top="0cm" fo:margin-bottom="0cm" fo:text-align="justify" style:justify-single-word="false" fo:text-indent="1.27cm" style:auto-text-indent="false"/>
      <style:text-properties fo:font-size="11pt" fo:language="id" fo:country="ID" fo:font-style="italic" fo:font-weight="bold"/>
    </style:style>
    <style:style style:name="P22" style:family="paragraph" style:parent-style-name="Text_20_body">
      <style:paragraph-properties fo:margin-left="1.251cm" fo:margin-right="0cm" fo:margin-top="0cm" fo:margin-bottom="0cm" fo:text-align="justify" style:justify-single-word="false" fo:text-indent="0cm" style:auto-text-indent="false"/>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padding="0cm" fo:border="none"/>
    </style:style>
    <style:style style:name="P25" style:family="paragraph" style:parent-style-name="Table_20_Contents">
      <style:paragraph-properties fo:text-align="justify" style:justify-single-word="false" fo:padding="0cm" fo:border="none"/>
    </style:style>
    <style:style style:name="P26" style:family="paragraph" style:parent-style-name="Table_20_Contents">
      <style:paragraph-properties fo:padding="0cm" fo:border="none"/>
      <style:text-properties fo:language="id" fo:country="ID"/>
    </style:style>
    <style:style style:name="P27" style:family="paragraph" style:parent-style-name="Table_20_Contents">
      <style:paragraph-properties fo:text-align="justify" style:justify-single-word="false" fo:padding="0cm" fo:border="none"/>
      <style:text-properties fo:language="id" fo:country="ID"/>
    </style:style>
    <style:style style:name="P28" style:family="paragraph" style:parent-style-name="Table_20_Contents">
      <style:paragraph-properties fo:padding="0cm" fo:border="none"/>
      <style:text-properties fo:language="id" fo:country="ID" fo:font-style="italic"/>
    </style:style>
    <style:style style:name="P29" style:family="paragraph" style:parent-style-name="Table_20_Contents">
      <style:paragraph-properties fo:text-align="justify" style:justify-single-word="false" fo:padding="0cm" fo:border="none"/>
      <style:text-properties fo:font-size="14pt" fo:language="id" fo:country="ID"/>
    </style:style>
    <style:style style:name="T1" style:family="text">
      <style:text-properties fo:color="#f3f3f3" fo:font-size="24pt" fo:language="id" fo:country="ID" fo:font-weight="bold"/>
    </style:style>
    <style:style style:name="T2" style:family="text">
      <style:text-properties fo:font-size="14pt" fo:language="id" fo:country="ID"/>
    </style:style>
    <style:style style:name="T3" style:family="text">
      <style:text-properties fo:font-size="14pt" fo:language="id" fo:country="ID" fo:font-weight="bold"/>
    </style:style>
    <style:style style:name="T4" style:family="text">
      <style:text-properties fo:font-size="14pt" fo:language="id" fo:country="ID" fo:font-style="italic"/>
    </style:style>
    <style:style style:name="T5" style:family="text">
      <style:text-properties fo:font-size="14pt" fo:language="el" fo:country="GR" fo:font-weight="bold"/>
    </style:style>
    <style:style style:name="T6" style:family="text">
      <style:text-properties fo:language="id" fo:country="ID"/>
    </style:style>
    <style:style style:name="T7" style:family="text">
      <style:text-properties fo:language="id" fo:country="ID" fo:font-style="italic"/>
    </style:style>
    <style:style style:name="T8" style:family="text">
      <style:text-properties fo:language="id" fo:country="ID" fo:font-style="italic" fo:font-weight="bold"/>
    </style:style>
    <style:style style:name="T9" style:family="text">
      <style:text-properties fo:language="id" fo:country="ID" fo:font-style="italic" style:text-underline-style="solid" style:text-underline-width="auto" style:text-underline-color="font-color"/>
    </style:style>
    <style:style style:name="T10" style:family="text">
      <style:text-properties fo:language="id" fo:country="ID" fo:font-weight="bold"/>
    </style:style>
    <style:style style:name="T11" style:family="text">
      <style:text-properties fo:font-weight="bold"/>
    </style:style>
    <style:style style:name="T12" style:family="text">
      <style:text-properties fo:font-style="italic"/>
    </style:style>
    <style:style style:name="T13" style:family="text">
      <style:text-properties fo:font-style="italic" style:text-underline-style="solid" style:text-underline-width="auto" style:text-underline-color="font-color"/>
    </style:style>
    <style:style style:name="T14" style:family="text">
      <style:text-properties fo:font-size="11pt" fo:letter-spacing="-0.004cm" fo:language="id" fo:country="ID"/>
    </style:style>
    <style:style style:name="T15" style:family="text">
      <style:text-properties fo:font-size="11pt" fo:language="id" fo:country="ID" fo:font-style="italic" fo:font-weight="bold"/>
    </style:style>
    <style:style style:name="T16" style:family="text">
      <style:text-properties fo:letter-spacing="-0.004cm"/>
    </style:style>
    <style:style style:name="T17" style:family="text">
      <style:text-properties fo:letter-spacing="-0.004cm" fo:language="id" fo:country="ID"/>
    </style:style>
    <style:style style:name="T18" style:family="text">
      <style:text-properties fo:letter-spacing="-0.004cm" fo:language="id" fo:country="ID" fo:font-weight="bold"/>
    </style:style>
    <style:style style:name="T19" style:family="text">
      <style:text-properties style:font-name="Times New Roman1" fo:font-size="12pt" fo:language="id" fo:country="ID"/>
    </style:style>
    <style:style style:name="T20" style:family="text">
      <style:text-properties fo:font-weight="normal"/>
    </style:style>
    <style:style style:name="T21" style:family="text">
      <style:text-properties fo:color="#eeeeee"/>
    </style:style>
    <style:style style:name="T22" style:family="text">
      <style:text-properties style:font-name="Tahoma" fo:font-size="14pt" fo:language="el" fo:country="GR" fo:font-weight="bold"/>
    </style:style>
    <style:style style:name="T23" style:family="text">
      <style:text-properties style:font-name="Tahoma"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wedding.yennie.and.roy.wikan.net/2011/09/teks-misa-perkawinan-katholik.html">Teks Misa Perkawinan Katholik Yang Telah Disetujui Pastor</text:a> </text:h>
      <text:p text:style-name="P2"><text:span text:style-name="T1">Teks Misa Perkawinan Katholik Yang Telah Disetujui Pastor </text:span><text:line-break/><text:line-break/><text:span text:style-name="T3">P E N Y A M B U T A N</text:span></text:p>
      <text:p text:style-name="P1"/>
      <table:table table:name="Table1" table:style-name="Table1">
        <table:table-column table:style-name="Table1.A"/>
        <table:table-column table:style-name="Table1.B"/>
        <table:table-row>
          <table:table-cell office:value-type="string">
            <text:p text:style-name="P24">  <text:span text:style-name="T6">MC [Bapak Sonny]</text:span></text:p>
          </table:table-cell>
          <table:table-cell office:value-type="string">
            <text:p text:style-name="P24"> <text:span text:style-name="T6">Selamat pagi saudara – saudari yang terkasih dalam Kristus. Selamat datang di Gereja Santo Yohanes Rasul Pringwulung. </text:span></text:p>
            <text:p text:style-name="P25"> <text:span text:style-name="T6">Pada hari ini kita bersama – sama hadir untuk mengikuti Upacara Penerimaan Sakramen Perkawinan bagi saudara kita Andreas   dengan Andrea   yang </text:span>akan <text:span text:style-name="T6">dipimpin oleh Romo Matheus Sukmawanto, Pr. Marilah kita berdiri untuk menyambut kedatangan Romo beserta keluarga mempelai. </text:span></text:p>
            <text:p text:style-name="P24"><draw:a xlink:type="simple" xlink:href="http://4.bp.blogspot.com/-BQHRN22FhyM/Tmmat_vhzmI/AAAAAAAAAUU/y_8Ytv8YudM/s1600/0116.JPG"><draw:frame draw:style-name="fr1" draw:name="graphics1" text:anchor-type="as-char" svg:width="10.583cm" svg:height="7.038cm" draw:z-index="0"><draw:image xlink:href="http://4.bp.blogspot.com/-BQHRN22FhyM/Tmmat_vhzmI/AAAAAAAAAUU/y_8Ytv8YudM/s400/0116.JPG" xlink:type="simple" xlink:show="embed" xlink:actuate="onLoad"/></draw:frame></draw:a></text:p>
          </table:table-cell>
        </table:table-row>
      </table:table>
      <text:p text:style-name="P1"> <text:span text:style-name="T7">(Umat dimohon berdiri)</text:span></text:p>
      <text:p text:style-name="P1">                                                                                                                                                                 <text:span text:style-name="T10">PENYAMBUTAN KEDUA MEMPELAI                               </text:span></text:p>
      <text:p text:style-name="P1"><text:span text:style-name="T7">( Mempelai, orang tua, saksi, segenap pengiring siap di depan pintu Gereja. Imam beserta Putra Altar menyambut </text:span><text:span text:style-name="T12">mereka </text:span><text:span text:style-name="T7">)</text:span></text:p>
      <text:p text:style-name="P1"/>
      <table:table table:name="Table2" table:style-name="Table2">
        <table:table-column table:style-name="Table2.A"/>
        <table:table-column table:style-name="Table2.B"/>
        <table:table-row>
          <table:table-cell office:value-type="string">
            <text:p text:style-name="P26">Imam    :</text:p>
            <text:p text:style-name="P24"/>
            <text:p text:style-name="P24"/>
            <text:p text:style-name="P24"/>
            <text:p text:style-name="P24"/>
            <text:p text:style-name="P24"/>
            <text:p text:style-name="P26">Umat    :</text:p>
            <text:p text:style-name="P24"/>
            <text:p text:style-name="P24"><text:soft-page-break/></text:p>
            <text:p text:style-name="Table_20_Contents"/>
          </table:table-cell>
          <table:table-cell office:value-type="string">
            <text:p text:style-name="P27">Saudara-saudari yang terkasih dalam Kristus, dengan penuh kegembiraan dan rasa syukur, saya mengucapkan selamat datang kepada  kedua calon mempelai, orang tua dan keluarga, beserta saudara sekalian. Rahmat dan cinta kasih Allah senantiasa besertamu</text:p>
            <text:p text:style-name="P24"/>
            <text:p text:style-name="P26">Dan sertamu juga.</text:p>
          </table:table-cell>
        </table:table-row>
      </table:table>
      <text:p text:style-name="P4">PENYERAHAN  KEDUA  MEMPELAI</text:p>
      <text:p text:style-name="P1"><text:span text:style-name="T7">(Bapak Kun Supriyatna sebagai wakil dari keluarga mempelai menyerahkan mempelai kepada </text:span><text:span text:style-name="T12">Imam. Imam</text:span> <text:span text:style-name="T7">memerciki dengan air suci)</text:span></text:p>
      <text:p text:style-name="P1"/>
      <text:p text:style-name="P16"><text:span text:style-name="T6">Wakil Keluarga [Bp. Kun Supriyantna]  :        Romo</text:span> Matheus <text:span text:style-name="T6">Sukmawanto yang kami hormati,  pada hari yang berbahagia ini kami menyerahkan putra-putri kami Andreas   dan Andrea   ke hadapan Romo untuk saling menerimakan Sakramen Perkawinan menurut tata cara Gereja Katolik. Kami mohon sudilah Romo berkenan memberkati dan meneguhkan mereka dalam Sakramen Perkawinan, serta memohon berkat kepada Allah Bapa, agar berkenan melimpahkan rahmatNya dan menyertai mereka dalam perjalanan hidup berkeluarga. Atas kesediaan Romo, kami haturkan terima kasih.</text:span></text:p>
      <text:p text:style-name="P1"/>
      <table:table table:name="Table3" table:style-name="Table3">
        <table:table-column table:style-name="Table3.A"/>
        <table:table-column table:style-name="Table3.B"/>
        <table:table-row>
          <table:table-cell office:value-type="string">
            <text:p text:style-name="P26">Imam   :</text:p>
            <text:p text:style-name="P24"/>
            <text:p text:style-name="P24"/>
            <text:p text:style-name="P24"/>
            <text:p text:style-name="P24"/>
            <text:p text:style-name="P24"/>
            <text:p text:style-name="P24"/>
            <text:p text:style-name="P24"/>
            <text:p text:style-name="P24"/>
            <text:p text:style-name="P26">Umat    :</text:p>
            <text:p text:style-name="P24"/>
            <text:p text:style-name="P24"><text:span text:style-name="T6">Imam </text:span>  :</text:p>
            <text:p text:style-name="P24"/>
            <text:p text:style-name="P24"/>
            <text:p text:style-name="P24"/>
            <text:p text:style-name="P24"/>
            <text:p text:style-name="P24"/>
            <text:p text:style-name="P26">Umat    :</text:p>
            <text:p text:style-name="P24"/>
            <text:p text:style-name="P24">Imam   :</text:p>
          </table:table-cell>
          <table:table-cell office:value-type="string">
            <text:p text:style-name="P25"><text:span text:style-name="T6">Dengan gembira, saya atas nama Gereja menerima kedua calon mempelai serta dengan senang hati memenuhi permintaan keluarga untuk meneguhkan perkawinan mereka menurut tata cara dan iman Gereja Katolik sehingga calon mempelai berdua diberkati oleh Tuhan, diterangi imannya, dilimpa</text:span>hi <text:span text:style-name="T6">rahmat-Nya, serta diberi ketent</text:span>e<text:span text:style-name="T6">raman dalam menjalani kehidupan berkeluarga.</text:span></text:p>
            <text:p text:style-name="P24"/>
            <text:p text:style-name="P26">Amin</text:p>
            <text:p text:style-name="P24"/>
            <text:p text:style-name="P25"><text:span text:style-name="T6">Saya memerciki saudara dengan air suci seperti embun surgawi. Saudara diberkati oleh Tuhan, diterangi dengan sinar-Nya, dilimpahi dengan Rahmat-Nya dan disucikan dalam Roh Kudus agar pantas menjalani peristiwa suci ini. Dalam </text:span><text:span text:style-name="T14">(†) </text:span><text:span text:style-name="T6">nama Bapa, Putera dan Roh Kudus.</text:span></text:p>
            <text:p text:style-name="P24"/>
            <text:p text:style-name="P26">Amin</text:p>
            <text:p text:style-name="P24"/>
            <text:p text:style-name="P27">Saudara-saudari terkasih dalam Kristus, saya ajak bersedia menjadi saksi, merestui dan mendoakan perkawinan kedua calon mempelai ini. Untuk itu, marilah kita bersama-sama memasuki Gereja dan merayakan Ekaristi, sebagai tanda syukur dan mohon berkat Tuhan.</text:p>
          </table:table-cell>
        </table:table-row>
      </table:table>
      <text:p text:style-name="P1"/>
      <text:p text:style-name="P4">PERARAKAN MEMASUKI GEREJA </text:p>
      <text:p text:style-name="P6">(Imam dan putra altar memasuki Gereja diikuti oleh mempelai dan keluarga diiringi lagu pembuka)</text:p>
      <text:p text:style-name="P1"/>
      <text:p text:style-name="P1"><text:span text:style-name="T10">LAGU PEMBUKA</text:span> <text:span text:style-name="T6">:</text:span></text:p>
      <text:p text:style-name="P17"/>
      <text:p text:style-name="P18">BERSERAH SETIA</text:p>
      <text:p text:style-name="P10"/>
      <text:p text:style-name="P11">BERBAHAGIA, BERGEMBIRA, </text:p>
      <text:p text:style-name="P11">TIBA SAATNYA BERSERAH SETIA</text:p>
      <text:p text:style-name="P11"><text:soft-page-break/>BERBAHAGIA, BERGEMBIRA, </text:p>
      <text:p text:style-name="P11">CINTA BERSINAR BAGAI CAHAYA</text:p>
      <text:p text:style-name="P10"/>
      <text:p text:style-name="P11">LAJULAH BAHTERA HIDUPMU, </text:p>
      <text:p text:style-name="P11">MERCUSUARLAH TUJUANMU</text:p>
      <text:p text:style-name="P11">MERIAHKANLAH HARI BAHAGIA,</text:p>
      <text:p text:style-name="P11">DAN LUAPKANLAH GIRANG HATIMU</text:p>
      <text:p text:style-name="P11">HARUMKANLAH BANGSAL PESTAMU,</text:p>
      <text:p text:style-name="P11">PANCARKANLAH SINAR WAJAHMU</text:p>
      <text:p text:style-name="P10"/>
      <text:p text:style-name="P11">BERBAHAGIA, BERGEMBIRA</text:p>
      <text:p text:style-name="P11">DUA SEJOLI BERSERI – SERI</text:p>
      <text:p text:style-name="P11">BERBAHAGIA, BERGEMBIRA, </text:p>
      <text:p text:style-name="P11">SEHIDUP SEMATI KU BERJANJI</text:p>
      <text:p text:style-name="P11">HIDUP BAHAGIA</text:p>
      <text:p text:style-name="P1"/>
      <text:p text:style-name="P1"/>
      <text:p text:style-name="P4">SALAM PEMBUKA  </text:p>
      <text:p text:style-name="P6">(Umat dimohon berdiri)</text:p>
      <text:p text:style-name="P1"/>
      <table:table table:name="Table4" table:style-name="Table4">
        <table:table-column table:style-name="Table4.A"/>
        <table:table-column table:style-name="Table4.B"/>
        <table:table-row>
          <table:table-cell office:value-type="string">
            <text:p text:style-name="P26">Imam   :</text:p>
            <text:p text:style-name="P24"/>
            <text:p text:style-name="P26">Umat    :</text:p>
            <text:p text:style-name="P24"/>
            <text:p text:style-name="P26">Imam    :</text:p>
            <text:p text:style-name="P24"/>
            <text:p text:style-name="P24"/>
            <text:p text:style-name="P26">Umat    :</text:p>
            <text:p text:style-name="P24"/>
            <text:p text:style-name="Table_20_Contents"/>
          </table:table-cell>
          <table:table-cell office:value-type="string">
            <text:p text:style-name="P26">Dalam nama Bapa dan Putera dan Roh Kudus</text:p>
            <text:p text:style-name="P24"/>
            <text:p text:style-name="P26">Amin</text:p>
            <text:p text:style-name="P24"/>
            <text:p text:style-name="P24"><text:span text:style-name="T6">Rahmat Tuhan </text:span>kita <text:span text:style-name="T6">Yesus Kristus, cinta kasih Allah dan persekutuan Roh Kudus selalu besertamu.</text:span></text:p>
            <text:p text:style-name="P24"/>
            <text:p text:style-name="P26">Dan sertamu juga</text:p>
          </table:table-cell>
        </table:table-row>
      </table:table>
      <text:p text:style-name="P1"/>
      <text:p text:style-name="P1"><text:span text:style-name="T10">PENGANTAR</text:span>      <text:span text:style-name="T6">: </text:span><text:span text:style-name="T7">oleh Imam</text:span></text:p>
      <text:p text:style-name="P1"/>
      <text:p text:style-name="P4">SERUAN TOBAT</text:p>
      <text:p text:style-name="P1"/>
      <table:table table:name="Table5" table:style-name="Table5">
        <table:table-column table:style-name="Table5.A"/>
        <table:table-column table:style-name="Table5.B"/>
        <table:table-row>
          <table:table-cell office:value-type="string">
            <text:p text:style-name="P26">Imam   :</text:p>
          </table:table-cell>
          <table:table-cell office:value-type="string">
            <text:p text:style-name="P25"><text:span text:style-name="T6">Andreas   dan Andrea  , kalian berdua datang dengan niat yang teguh agar cinta kasihmu dipersatukan oleh Allah dalam ikatan </text:span>S<text:span text:style-name="T6">akramen Per</text:span>kawinan <text:span text:style-name="T6">Kudus. Kini bersama saudara sekalian, marilah kita hening sejenak mempersiapkan batin kita guna memasuki perayaan cinta kasih ini.</text:span></text:p>
          </table:table-cell>
        </table:table-row>
      </table:table>
      <text:p text:style-name="P1">                                                                                                           </text:p>
      <table:table table:name="Table6" table:style-name="Table6">
        <table:table-column table:style-name="Table6.A"/>
        <table:table-column table:style-name="Table6.B"/>
        <table:table-row>
          <table:table-cell office:value-type="string">
            <text:p text:style-name="P26">Imam   :</text:p>
            <text:p text:style-name="P24"/>
            <text:p text:style-name="P26">Umat    :</text:p>
            <text:p text:style-name="P24"/>
            <text:p text:style-name="P24"/>
            <text:p text:style-name="P24"/>
            <text:p text:style-name="P24"/>
            <text:p text:style-name="P24"/>
            <text:p text:style-name="P24"><text:soft-page-break/></text:p>
            <text:p text:style-name="P24"/>
            <text:p text:style-name="P24"/>
            <text:p text:style-name="P24"/>
            <text:p text:style-name="P24"/>
            <text:p text:style-name="P26">Imam    :</text:p>
            <text:p text:style-name="P24"/>
            <text:p text:style-name="P24"/>
            <text:p text:style-name="P26">Umat    :</text:p>
          </table:table-cell>
          <table:table-cell office:value-type="string">
            <text:p text:style-name="P26">Saya mengaku ...</text:p>
            <text:p text:style-name="P24"/>
            <text:p text:style-name="P27">Kepada Allah Yang Maha Kuasa dan kepada saudara sekalian bahwa saya telah berdosa, dengan pikiran dan perkataan, dengan perbuatan dan kelalaian. Saya berdosa, saya berdosa, saya sungguh berdosa. </text:p>
            <text:p text:style-name="P27">Oleh sebab itu saya mohon kepada Santa Perawan <text:soft-page-break/>Maria, kepada para malaikat, dan orang kudus dan kepada saudara sekalian, supaya mendoakan saya kepada Allah Tuhan Kita.</text:p>
            <text:p text:style-name="P26">Amin</text:p>
            <text:p text:style-name="P24"/>
            <text:p text:style-name="P27">Semoga Allah Yang Maha Kuasa mengasihani kita, mengampuni dosa kita, dan menghantar kita ke hidup yang kekal.</text:p>
            <text:p text:style-name="P26">Amin</text:p>
          </table:table-cell>
        </table:table-row>
      </table:table>
      <text:p text:style-name="P1"/>
      <text:p text:style-name="P1"><text:span text:style-name="T10">TUHAN KASIHANILAH KAMI</text:span> <text:span text:style-name="T6">(Lagu MISA KITA II)</text:span></text:p>
      <text:p text:style-name="P10"/>
      <text:p text:style-name="P10"/>
      <text:p text:style-name="P11">TUHAN KASIHANILAH KAMI    2X</text:p>
      <text:p text:style-name="P11">KRISTUS KASIHANILAH KAMI  2X</text:p>
      <text:p text:style-name="P11">TUHAN KASIHANILAH KAMI    2X</text:p>
      <text:p text:style-name="P1"/>
      <text:p text:style-name="P1"/>
      <text:p text:style-name="P4">DOA  PEMBUKA</text:p>
      <text:p text:style-name="P1"/>
      <text:p text:style-name="P6">(Umat berlutut)  </text:p>
      <text:p text:style-name="P1"/>
      <table:table table:name="Table7" table:style-name="Table7">
        <table:table-column table:style-name="Table7.A"/>
        <table:table-column table:style-name="Table7.B"/>
        <table:table-row>
          <table:table-cell office:value-type="string">
            <text:p text:style-name="P26">Imam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Umat    :</text:p>
          </table:table-cell>
          <table:table-cell office:value-type="string">
            <text:p text:style-name="P24"><text:span text:style-name="T6">Marilah </text:span>kita <text:span text:style-name="T6">berdoa…. </text:span></text:p>
            <text:p text:style-name="P27">Allah Bapa  Yang Maha Setia, Engkau telah mengkuduskan cinta kasih suami isteri dan mengangkat perkawinan menjadi lambang persatuan Kristus dengan Gereja, serta menghendaki agar pria dan wanita membangun keluarga yang bahagia.</text:p>
            <text:p text:style-name="P27">Hamba-Mu, Andreas   dan Andrea  , telah seia dan sekata untuk memasuki bahtera perkawinan. </text:p>
            <text:p text:style-name="P25"><text:span text:style-name="T6">Berkatilah mereka agar semakin menyadari kesucian hidup berkeluarga</text:span>, <text:span text:style-name="T6">tahan uji dalam suka maupun duka</text:span>. S<text:span text:style-name="T6">emoga Sabda dan teladan Kristus menjadi pegangan mereka dalam mengatur dan mengembangkan hidup bersama yang rukun, setia dan bahagia. Anugerahkanlah kepada mereka keturunan yang dapat dibanggakan. </text:span>Demi <text:span text:style-name="T6">Yesus Kristus Putera-Mu</text:span>, Tuhan, <text:span text:style-name="T6">Pengantara kami, yang</text:span> bersama Dikau dan Roh Kudus <text:span text:style-name="T6">hidup dan berkuasa</text:span>, Allah <text:span text:style-name="T6">sepanjang</text:span> segala <text:span text:style-name="T6">masa.</text:span></text:p>
            <text:p text:style-name="P24"/>
            <text:p text:style-name="P26">Amin</text:p>
          </table:table-cell>
        </table:table-row>
      </table:table>
      <text:p text:style-name="P1"/>
      <text:p text:style-name="P12">L I T U R G I   S A B D A</text:p>
      <text:p text:style-name="P6">(Umat duduk)</text:p>
      <text:p text:style-name="P1"/>
      <text:p text:style-name="P1"><text:span text:style-name="T10">BACAAN  PERTAMA</text:span>  <text:span text:style-name="T6">1 Korintus (</text:span><text:span text:style-name="T14">13: 1-8a)</text:span></text:p>
      <text:p text:style-name="P1">                      </text:p>
      <text:p text:style-name="P10">            <text:span text:style-name="T6">Saudara-saudara, sekalipun aku dapat berkata-kata dengan semua bahasa manusia dan bahasa </text:span><text:soft-page-break/><text:span text:style-name="T6">malaikat, tetapi jika aku tidak mempunyai kasih, aku sama dengan gong yang berkumandang dan canang yang bergemerincing. Sekalipun aku mempunyai karunia untuk bernubuat dan aku mengetahui segala rahasia dan memiliki seluruh pengetahuan dan sekalipun aku memiliki iman yang sempurna untuk memindahkan gunung, tetapi jika aku tidak mempunyai kasih, aku sama sekali tidak berguna. Dan sekalipun aku membagi-bagikan segala sesuatu yang ada padaku, bahkan menyerahkan tubuhku untuk dibakar, tetapi jika aku tidak mempunyai kasih, sedikitpun tidak ada faidahnya bagiku.</text:span></text:p>
      <text:p text:style-name="P10">            <text:span text:style-name="T19">Kasih itu sabar; kasih itu murah hati; ia tidak cemburu. Ia tidak memegahkan diri dan tidak sombong. Ia tidak melakukan yang tidak sopan dan tidak mencari keuntungan diri sendiri. Ia tidak pemarah dan  tidak menyimpan kesalahan orang lain. Ia tidak bersukacita karena ketidakadilan, tetapi karena kebenaran. Ia menutupi segala sesuatu, percaya segala sesuatu, mengharapkan segala sesuatu, sabar menanggung segala sesuatu. Kasih tidak berkesudahan.</text:span></text:p>
      <text:p text:style-name="P10"/>
      <text:p text:style-name="P19">Demikianlah sabda Tuhan.</text:p>
      <text:p text:style-name="P20"><text:span text:style-name="T18">Umat :  </text:span><text:span text:style-name="T17">Syukur kepada Allah.</text:span></text:p>
      <text:p text:style-name="P1"/>
      <text:p text:style-name="P1"/>
      <text:p text:style-name="P1"><text:span text:style-name="T10">LAGU TANGGAPAN SABDA</text:span> <text:span text:style-name="T6">:  </text:span></text:p>
      <text:p text:style-name="P6">KASIH (PUTUT)</text:p>
      <text:p text:style-name="P1"/>
      <text:p text:style-name="P11">ANDAIKAN AKU FASIH BERBICARA</text:p>
      <text:p text:style-name="P11">NAMUN TAK PUNYA CINTA KASIH</text:p>
      <text:p text:style-name="P11">KU BAGAI GONG YANG BERGAUNG</text:p>
      <text:p text:style-name="P10"/>
      <text:p text:style-name="P11">ANDAI IMANKU MAMPU PINDAHKAN GUNUNG</text:p>
      <text:p text:style-name="P11">NAMUN TAK PUNYA CINTA KASIH</text:p>
      <text:p text:style-name="P11">KU TIADA BERGUNA</text:p>
      <text:p text:style-name="P10"/>
      <text:p text:style-name="P11">KASIH ITU SABAR MURAH HATI</text:p>
      <text:p text:style-name="P11">PERCAYA TAK ANGKUH DAN TAK DENGKI</text:p>
      <text:p text:style-name="P11">KASIH ITU TAK MEMEGAHKAN DIRI</text:p>
      <text:p text:style-name="P11">KASIH ITU KEKAL SERTA ABADI</text:p>
      <text:p text:style-name="P10"/>
      <text:p text:style-name="P11">ANDAIKAN AKU MENDERMAKAN HARTAKU</text:p>
      <text:p text:style-name="P11">NAMUN TAK PUNYA CINTA KASIH</text:p>
      <text:p text:style-name="P11">TIADA BERARTILAH AKU</text:p>
      <text:p text:style-name="P10"/>
      <text:p text:style-name="P11">KASIH ITU SABAR MURAH HATI</text:p>
      <text:p text:style-name="P11">PERCAYA TAK ANGKUH DAN TAK DENGKI</text:p>
      <text:p text:style-name="P11">KASIH ITU TAK MEMEGAHKAN DIRI</text:p>
      <text:p text:style-name="P11">KASIH KEKAL DAN ABADI</text:p>
      <text:p text:style-name="P1">        </text:p>
      <text:p text:style-name="P4">BAIT  PENGANTAR INJIL        </text:p>
      <text:p text:style-name="P1">       <text:span text:style-name="T7">(Umat dimohon berdiri)</text:span></text:p>
      <text:p text:style-name="P1">            </text:p>
      <text:p text:style-name="P1">                       </text:p>
      <text:p text:style-name="P1"><text:span text:style-name="T6">LAGU : </text:span><text:span text:style-name="T15">WEDDING’S ALLELUYA ( KEK 189 )</text:span></text:p>
      <text:p text:style-name="P10"/>
      <text:p text:style-name="P11">ALLELUYA, ALLELUYA, ALLELUYA </text:p>
      <text:p text:style-name="P11">ALLELUYA, ALLELUYA, ALLELUYA</text:p>
      <text:p text:style-name="P11"><text:soft-page-break/>ALLELUYA, ALLELUYA, ALLELUYA</text:p>
      <text:p text:style-name="P10"/>
      <text:p text:style-name="P11">JIKA KITA SALING MENGASIHI,</text:p>
      <text:p text:style-name="P11">ALLAH TINGGAL DALAM KITA, </text:p>
      <text:p text:style-name="P11">DAN CINTA ALLAH DALAM KITA,</text:p>
      <text:p text:style-name="P11">JADILAH SEMPURNA.</text:p>
      <text:p text:style-name="P10"/>
      <text:p text:style-name="P11">ALLELUYA, ALLELUYA, ALLELUYA </text:p>
      <text:p text:style-name="P11">ALLELUYA, ALLELUYA, ALLELUYA</text:p>
      <text:p text:style-name="P11">ALLELUYA, ALLELUYA, ALLELUYA</text:p>
      <text:p text:style-name="P1"/>
      <text:p text:style-name="P15"/>
      <text:p text:style-name="P4">BACAAN  INJIL                                                                                                                        </text:p>
      <text:p text:style-name="P1"/>
      <table:table table:name="Table8" table:style-name="Table8">
        <table:table-column table:style-name="Table8.A"/>
        <table:table-column table:style-name="Table8.B"/>
        <table:table-row>
          <table:table-cell office:value-type="string">
            <text:p text:style-name="P26">Imam   :</text:p>
            <text:p text:style-name="P24"/>
            <text:p text:style-name="P26">Umat    :</text:p>
            <text:p text:style-name="P24"/>
            <text:p text:style-name="P26">Imam    :</text:p>
            <text:p text:style-name="P24"/>
            <text:p text:style-name="P24"/>
            <text:p text:style-name="P26">Umat    :</text:p>
          </table:table-cell>
          <table:table-cell office:value-type="string">
            <text:p text:style-name="P26">Tuhan sertamu </text:p>
            <text:p text:style-name="P24"/>
            <text:p text:style-name="P26">Dan sertamu juga </text:p>
            <text:p text:style-name="P24"/>
            <text:p text:style-name="P26">Inilah Injil Yesus Kristus menurut Santo Yohanes </text:p>
            <text:p text:style-name="P26">(Yohanes  15 : 9-17) </text:p>
            <text:p text:style-name="P24"/>
            <text:p text:style-name="P26">Dimuliakanlah Tuhan</text:p>
          </table:table-cell>
        </table:table-row>
      </table:table>
      <text:p text:style-name="P1"/>
      <text:p text:style-name="P1"/>
      <text:p text:style-name="P3">Imam : </text:p>
      <text:p text:style-name="P4">"Seperti Bapa telah mengasihi Aku, demikianlah juga Aku telah mengasihi kamu; tinggallah di dalam kasih-Ku itu.</text:p>
      <text:p text:style-name="P1"/>
      <text:p text:style-name="P4">Jikalau kamu menuruti perintah-Ku, kamu akan tinggal di dalam kasih-Ku, seperti Aku menuruti perintah Bapa-Ku dan tinggal di dalam kasih-Nya.</text:p>
      <text:p text:style-name="P1"/>
      <text:p text:style-name="P4">Semuanya itu Kukatakan kepadamu, supaya sukacita-Ku ada di dalam kamu dan sukacitamu menjadi penuh.</text:p>
      <text:p text:style-name="P1"/>
      <text:p text:style-name="P4">Inilah perintah-Ku, yaitu supaya kamu saling mengasihi, seperti Aku telah mengasihi kamu.</text:p>
      <text:p text:style-name="P1"/>
      <text:p text:style-name="P4">Tidak ada kasih yang lebih besar dari pada kasih seorang yang memberikan nyawanya untuk sahabat-sahabatnya.</text:p>
      <text:p text:style-name="P1"/>
      <text:p text:style-name="P4">Kamu adalah sahabat-Ku, jikalau kamu berbuat apa yang Kuperintahkan kepadamu.</text:p>
      <text:p text:style-name="P1"/>
      <text:p text:style-name="P4">Aku tidak menyebut kamu lagi hamba, sebab hamba tidak tahu, apa yang diperbuat oleh tuannya, tetapi Aku menyebut kamu sahabat, karena Aku telah memberitahukan kepada kamu segala sesuatu yang telah Kudengar dari Bapa-Ku.</text:p>
      <text:p text:style-name="P1"/>
      <text:p text:style-name="P4">Bukan kamu yang memilih Aku, tetapi Akulah yang memilih kamu. Dan Aku telah menetapkan kamu, supaya kamu pergi dan menghasilkan buah dan buahmu itu tetap, supaya apa yang kamu minta kepada Bapa dalam nama-Ku, diberikan-Nya kepadamu.</text:p>
      <text:p text:style-name="P1"/>
      <text:p text:style-name="P4">Inilah perintah-Ku kepadamu: Kasihilah seorang akan yang lain."</text:p>
      <text:p text:style-name="P1"/>
      <text:p text:style-name="P1"/>
      <table:table table:name="Table9" table:style-name="Table9">
        <table:table-column table:style-name="Table9.A"/>
        <table:table-column table:style-name="Table9.B"/>
        <table:table-row>
          <table:table-cell office:value-type="string">
            <text:p text:style-name="P26">Imam   :</text:p>
            <text:p text:style-name="P24"/>
            <text:p text:style-name="P24"/>
            <text:p text:style-name="P26">Umat    :</text:p>
          </table:table-cell>
          <table:table-cell office:value-type="string">
            <text:p text:style-name="P26">Berbahagialah orang yang mendengarkan sabda Tuhan dan tekun melaksanakannya. </text:p>
            <text:p text:style-name="P24"/>
            <text:p text:style-name="P26">SabdaMu adalah jalan, kebenaran dan hidup kami.</text:p>
          </table:table-cell>
        </table:table-row>
      </table:table>
      <text:p text:style-name="P1"/>
      <text:p text:style-name="P1"><text:span text:style-name="T10">HOMILI</text:span>                                                                                                                                    <text:span text:style-name="T7">(Umat duduk)</text:span></text:p>
      <text:p text:style-name="P1"/>
      <text:p text:style-name="P12"><text:soft-page-break/>UPACARA PENERIMAAN  SAKRAMEN  PERKAWINAN</text:p>
      <text:p text:style-name="P6">(Umat duduk)                                    </text:p>
      <text:p text:style-name="P1"/>
      <text:p text:style-name="P1"/>
      <table:table table:name="Table10" table:style-name="Table10">
        <table:table-column table:style-name="Table10.A"/>
        <table:table-column table:style-name="Table10.B"/>
        <table:table-row>
          <table:table-cell office:value-type="string">
            <text:p text:style-name="P26">Imam   :</text:p>
            <text:p text:style-name="P24"/>
            <text:p text:style-name="P24"/>
            <text:p text:style-name="P24"/>
            <text:p text:style-name="P24"/>
            <text:p text:style-name="Table_20_Contents"/>
          </table:table-cell>
          <table:table-cell office:value-type="string">
            <text:p text:style-name="P27">Saudara-saudari terkasih, kini tibalah saatnya kedua calon mempelai untuk meneguhkan janji perkawinan mereka. </text:p>
            <text:p text:style-name="P27">Pada upacara penerimaan Sakramen Perkawinan ini, Andreas   dan Andrea   akan mempersatukan cinta mereka dalam ikatan cinta Kristus yang abadi.</text:p>
            <text:p text:style-name="P25"><text:span text:style-name="T6">Saya mengundang kedua saksi untuk ke depan. Umat juga saya persilakan berdiri</text:span>.</text:p>
          </table:table-cell>
        </table:table-row>
      </table:table>
      <text:p text:style-name="P1"/>
      <text:p text:style-name="P10"> <text:span text:style-name="T7">(Kedua mempelai berdiri ke depan altar menghadap imam. </text:span></text:p>
      <text:p text:style-name="P7">Kedua saksi; Bapak F.X Soegiarto dan Ibu Elly Yosefa Tumbelaka juga berdiri mendampingi mempelai)</text:p>
      <table:table table:name="Table11" table:style-name="Table11">
        <table:table-column table:style-name="Table11.A"/>
        <table:table-column table:style-name="Table11.B"/>
        <table:table-row>
          <table:table-cell office:value-type="string">
            <text:p text:style-name="P27">Imam   :</text:p>
            <text:p text:style-name="P25"/>
            <text:p text:style-name="P25"/>
            <text:p text:style-name="P25"/>
            <text:p text:style-name="P23"/>
          </table:table-cell>
          <table:table-cell office:value-type="string">
            <text:p text:style-name="P27">Andreas   dan Andrea   yang berbahagia, anda berdua telah datang ke altar ini untuk saling menerimakan Sakramen Perkawinan di hadapan Allah, Imam, dengan disaksikan oleh keluarga dan seluruh umat yang hadir. Kristus memberkati dan meneguhkan anda berdua agar saling mencintai dengan setia dan saling menunaikan tanggung jawab sebagai suami istri. Maka, sekarang saya persilakan anda berdua untuk menyatakan maksud dan isi hati anda berdua.  Jika kita saling mengasihi, Allah tinggal di dalam kita dan cinta kasih Allah dalam kita menjadi sempurna. </text:p>
          </table:table-cell>
        </table:table-row>
      </table:table>
      <text:p text:style-name="P1"/>
      <text:p text:style-name="P1"/>
      <text:p text:style-name="P1"/>
      <text:p text:style-name="P6">Andreas   dan Andrea   (bersama-sama): </text:p>
      <text:p text:style-name="P1"/>
      <text:p text:style-name="P10"><text:span text:style-name="T6">Romo </text:span>Matheus <text:span text:style-name="T6">Sukmawanto yang kami hormati, sesuai dengan rencana Tuhan, kami berdua bertekad, bersatu hati dengan niat yang kuat untuk membangun rumah tangga. Kami mohon kesediaan Romo, untuk meresmikan hubungan kami sebagai suami istri yang sah menurut tata cara Gereja Katolik yang kudus.</text:span></text:p>
      <text:p text:style-name="P1"/>
      <table:table table:name="Table12" table:style-name="Table12">
        <table:table-column table:style-name="Table12.A"/>
        <table:table-column table:style-name="Table12.B"/>
        <table:table-row>
          <table:table-cell office:value-type="string">
            <text:p text:style-name="P26">Imam   :</text:p>
            <text:p text:style-name="P24"/>
            <text:p text:style-name="P24"/>
            <text:p text:style-name="P24"/>
            <text:p text:style-name="P24"/>
            <text:p text:style-name="P24"/>
            <text:p text:style-name="P26">Saksi    :</text:p>
            <text:p text:style-name="P24"/>
            <text:p text:style-name="P24"/>
            <text:p text:style-name="P24"/>
            <text:p text:style-name="P24"/>
            <text:p text:style-name="P24"/>
            <text:p text:style-name="P24"><text:soft-page-break/></text:p>
            <text:p text:style-name="P26">Imam   :</text:p>
            <text:p text:style-name="P24"/>
            <text:p text:style-name="P24"/>
            <text:p text:style-name="P24"/>
            <text:p text:style-name="P24"/>
            <text:p text:style-name="P24"/>
            <text:p text:style-name="Table_20_Contents"/>
          </table:table-cell>
          <table:table-cell office:value-type="string">
            <text:p text:style-name="P28">(Bertanya pada saksi)</text:p>
            <text:p text:style-name="P27">Para saksi yang terhormat, adakah sesuatu yang menghalangi pernikahan Andreas   dan Andrea   ini, menurut ketentuan Gereja Katolik ?</text:p>
            <text:p text:style-name="P25"/>
            <text:p text:style-name="P25"><text:span text:style-name="T6">Romo yang kami hormati, sejauh pengamatan dan s</text:span>e<text:span text:style-name="T6">pengetahuan kami</text:span>, <text:span text:style-name="T6">tidak ada halangan apapun untuk meresmikan pernikahan ini. Oleh sebab itu, kami mendukung permohonan kedua calon mempelai ini untuk meresmikan pernikahan mereka menurut adat dan tata cara Gereja Katolik.</text:span></text:p>
            <text:p text:style-name="P25"/>
            <text:p text:style-name="P27"><text:soft-page-break/>Andreas   dan Andrea   yang berbahagia, setelah mendengar permohonan kalian dan diadakan penyelidikan seperlunya serta dikuatkan oleh pernyataan para saksi, saya sebagai pejabat Gereja meluluskan permohonan kalian. </text:p>
            <text:p text:style-name="P25"/>
            <text:p text:style-name="P27">Sebelum pernikahan kalian diresmikan, kini nyatakanlah kesanggupan hati kalian berdua di hadapan Allah, para saksi  dan  umat yang hadir disini.</text:p>
          </table:table-cell>
        </table:table-row>
      </table:table>
      <text:p text:style-name="P1"/>
      <text:p text:style-name="P4">INTERPELASI MEMPELAI</text:p>
      <text:p text:style-name="P6">(Imam bertanya kepada mempelai putra)</text:p>
      <text:p text:style-name="P1"/>
      <text:p text:style-name="P9">Imam   : Andreas  , apakah saudara menerima dan meresmikan perkawinan ini dengan kesungguhan dan keikhlasan hati?</text:p>
      <text:p text:style-name="P9">Andreas        : Ya sungguh dan ikhlas hati</text:p>
      <text:p text:style-name="P10"/>
      <text:p text:style-name="P9">Imam   : Andreas  , berjanjikah saudara mengasihi, menghormati, melindungi istri saudara, serta selalu setia kepadanya sampai selamanya?</text:p>
      <text:p text:style-name="P9">Andreas        : Ya saya berjanji</text:p>
      <text:p text:style-name="P10"/>
      <text:p text:style-name="P9">Imam   :  Andreas  , bersediakah saudara menjadi kepala keluarga yang baik, bagi anak-anak yang dipercayakan Tuhan  kepada saudara, membimbing dan mendidik mereka secara katolik?</text:p>
      <text:p text:style-name="P9">Andreas        :   Ya saya bersedia.</text:p>
      <text:p text:style-name="P10"/>
      <text:p text:style-name="P7">(Imam bertanya kepada mempelai putri)</text:p>
      <text:p text:style-name="P9">Imam   :  Andrea  , apakah saudari menerima dan meresmikan perkawinan ini dengan kesungguhan dan keikhlasan hati?</text:p>
      <text:p text:style-name="P9">Andrea        :   Ya sungguh dan ikhlas hati.</text:p>
      <text:p text:style-name="P10"/>
      <text:p text:style-name="P9">Imam   : Andrea  , berjanjikah saudari  mengasihi, menghormati, melindungi suami saudari, serta selalu setia kepadanya sampai selamanya?</text:p>
      <text:p text:style-name="P9">Andrea         :  Ya saya berjanji.</text:p>
      <text:p text:style-name="P10"/>
      <text:p text:style-name="P9">Imam   : Andrea  , bersediakah saudari menjadi ibu yang baik bagi anak-anak yang  dipercayakan Tuhan  kepada saudari, membimbing dan mendidik mereka secara katolik?</text:p>
      <text:p text:style-name="P9">Andrea        :  Ya saya bersedia.</text:p>
      <text:p text:style-name="P10"/>
      <text:p text:style-name="P10"/>
      <text:p text:style-name="P5">JANJI  PERNIKAHAN                                                                               </text:p>
      <text:p text:style-name="P7">(Umat dimohon berdiri)</text:p>
      <table:table table:name="Table13" table:style-name="Table13">
        <table:table-column table:style-name="Table13.A"/>
        <table:table-column table:style-name="Table13.B"/>
        <table:table-row>
          <table:table-cell office:value-type="string">
            <text:p text:style-name="P27">Imam   :</text:p>
            <text:p text:style-name="P25"/>
            <text:p text:style-name="P25"/>
            <text:p text:style-name="P25"/>
            <text:p text:style-name="P25"/>
            <text:p text:style-name="P23"/>
          </table:table-cell>
          <table:table-cell office:value-type="string">
            <text:p text:style-name="P27">Sekarang tibalah saatnya untuk meresmikan pernikahan kalian. Saya persilakan kalian menumpangkan tangan di atas Kitab Suci ini. Terimakanlah sakramen perkawinan saudara dengan  mengucapkan janji setia satu sama lain di hadapan Allah dan umat-Nya yang hadir di sini.</text:p>
            <text:p text:style-name="P23"/>
          </table:table-cell>
        </table:table-row>
      </table:table>
      <text:p text:style-name="P1"/>
      <text:p text:style-name="P15"/>
      <text:p text:style-name="P1"/>
      <text:p text:style-name="P3">Andreas   :</text:p>
      <text:p text:style-name="P1"/>
      <text:p text:style-name="P14">Di hadapan Tuhan, Imam, para orang tua, para saksi,  saya Andreas  , dengan niat yang suci dan ikhlas hati memilihmu Andrea   menjadi isteri saya.</text:p>
      <text:p text:style-name="P14">Saya berjanji untuk setia kepadamu dalam untung dan malang, dalam suka dan duka, di waktu sehat dan sakit, dengan segala kekurangan dan kelebihanmu.</text:p>
      <text:p text:style-name="P14">Saya akan selalu mencintai dan menghormatimu sepanjang hidupku.</text:p>
      <text:p text:style-name="P14">Saya bersedia menjadi Bapak yang baik bagi anak - anak  yang akan  dipercayakan Tuhan kepada saya dan mendidik mereka secara Katholik.</text:p>
      <text:p text:style-name="P14">Demikian janji saya demi Allah dan Injil suci ini, semoga Tuhan menolong saya.</text:p>
      <text:p text:style-name="P1"/>
      <text:p text:style-name="P15"/>
      <text:p text:style-name="P1"/>
      <text:p text:style-name="P3">Andrea   :</text:p>
      <text:p text:style-name="P1"/>
      <text:p text:style-name="P14">Di hadapan Tuhan, Imam, para orang tua, para saksi,  saya Andrea  , dengan niat yang suci dan ikhlas hati memilihmu Andreas   menjadi suami saya.</text:p>
      <text:p text:style-name="P14">Saya berjanji untuk setia kepadamu dalam untung dan malang, dalam suka dan duka, di waktu sehat dan sakit, dengan segala kekurangan dan kelebihanmu.</text:p>
      <text:p text:style-name="P14">Saya akan selalu mencintai dan menghormatimu sepanjang hidupku.</text:p>
      <text:p text:style-name="P14">Saya bersedia menjadi Ibu yang baik bagi anak - anak  yang akan  dipercayakan Tuhan kepada saya dan mendidik mereka secara Katholik.</text:p>
      <text:p text:style-name="P14">Demikian janji saya demi Allah dan Injil suci ini, semoga Tuhan menolong saya.</text:p>
      <text:p text:style-name="P1"/>
      <table:table table:name="Table14" table:style-name="Table14">
        <table:table-column table:style-name="Table14.A"/>
        <table:table-column table:style-name="Table14.B"/>
        <table:table-row>
          <table:table-cell office:value-type="string">
            <text:p text:style-name="P26">Imam   :</text:p>
            <text:p text:style-name="P24"/>
            <text:p text:style-name="P24"/>
            <text:p text:style-name="P24"/>
            <text:p text:style-name="P24"/>
            <text:p text:style-name="P24"/>
            <text:p text:style-name="P24"/>
            <text:p text:style-name="P24"/>
            <text:p text:style-name="P24"/>
            <text:p text:style-name="Table_20_Contents"/>
          </table:table-cell>
          <table:table-cell office:value-type="string">
            <text:p text:style-name="P27">Atas nama Gereja dan di hadapan para saksi, segenap umat Allah serta hadirin sekalian, dengan ini saya menegaskan bahwa pernikahan yang telah diresmikan ini adalah pernikahan yang sah menurut hukum Gereja Katolik dan sah pula menurut Negara. Semoga sakramen pernikahan ini menjadi sumber kekuatan dan sumber kebahagiaan bagi saudara Andreas   dan Andrea   mulai saat ini dan selama-lamanya.</text:p>
            <text:p text:style-name="P26">Semoga kalian berdua diberkati oleh Allah Yang Maha Kuasa, dalam nama Bapa, dan Putra dan Roh Kudus. </text:p>
          </table:table-cell>
        </table:table-row>
      </table:table>
      <text:p text:style-name="P1"/>
      <table:table table:name="Table15" table:style-name="Table15">
        <table:table-column table:style-name="Table15.A"/>
        <table:table-column table:style-name="Table15.B"/>
        <table:table-row>
          <table:table-cell office:value-type="string">
            <text:p text:style-name="P26">Imam   :</text:p>
            <text:p text:style-name="P24"/>
            <text:p text:style-name="P26">Umat    :</text:p>
          </table:table-cell>
          <table:table-cell office:value-type="string">
            <text:p text:style-name="P26">Demikianlah mereka bukan lagi dua, melainkan satu. </text:p>
            <text:p text:style-name="P26">Karena itu apa yang telah dipersatukan Allah ......... </text:p>
            <text:p text:style-name="P26">Jangan diceraikan manusia</text:p>
          </table:table-cell>
        </table:table-row>
      </table:table>
      <text:p text:style-name="P1"/>
      <text:p text:style-name="P6">(Saksi dan Umat dipersilakan duduk)</text:p>
      <text:p text:style-name="P1"/>
      <text:p text:style-name="P4">DOA MOHON BERKAT UNTUK  MEMPELAI                                                                                                       </text:p>
      <table:table table:name="Table16" table:style-name="Table16">
        <table:table-column table:style-name="Table16.A"/>
        <table:table-column table:style-name="Table16.B"/>
        <table:table-row>
          <table:table-cell office:value-type="string">
            <text:p text:style-name="P26">Imam   :</text:p>
            <text:p text:style-name="P24"/>
            <text:p text:style-name="Table_20_Contents"/>
          </table:table-cell>
          <table:table-cell office:value-type="string">
            <text:p text:style-name="P27">Sudara-saudara terkasih, marilah kita berdoa dengan rendah hati, agar Tuhan berkenan mencurahkan berkat dan rahmat-Nya atas kedua mempelai ini, yang telah <text:soft-page-break/>menikah dalam Kristus.</text:p>
          </table:table-cell>
        </table:table-row>
      </table:table>
      <text:p text:style-name="P1"/>
      <text:p text:style-name="P6">(Hening Sejenak)</text:p>
      <text:p text:style-name="P1"/>
      <table:table table:name="Table17" table:style-name="Table17">
        <table:table-column table:style-name="Table17.A"/>
        <table:table-column table:style-name="Table17.B"/>
        <table:table-row>
          <table:table-cell office:value-type="string">
            <text:p text:style-name="P26">Imam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Umat   :</text:p>
          </table:table-cell>
          <table:table-cell office:value-type="string">
            <text:p text:style-name="P27">Allah Bapa yang Maha Pengasih, Engkau menciptakan segala sesuatu dengan kekuatan kuasa-Mu. Engkau menciptakan manusia menurut citra-Mu. Engkau menciptakan pria dan wanita supaya mereka dipadukan menjadi satu. Engkau mengajarkan bahwa pernikahan yang telah Kau teguhkan tak boleh diceraikan. </text:p>
            <text:p text:style-name="P27">Allah, Engkau menguduskan ikatan suami isteri dan mengangkat perjanjian nikah menjadi lambang persatuan Kristus dengan Gereja yang tak terceraikan.</text:p>
            <text:p text:style-name="P25"/>
            <text:p text:style-name="P27">Pandanglah dengan kerahimanmu mempelai wanita Andrea  , agar rahmat cinta dan damai tinggal dalam hatinya. Semoga ia menjadi istri yang setia, dan ibu yang baik, seperti wanita-wanita kudus yang dipuji dalam Kitab Suci. </text:p>
            <text:p text:style-name="P25"/>
            <text:p text:style-name="P27">Kami berdoa pula untuk mempelai pria ini : Andreas  , supaya ia selalu berusaha menunaikan tanggung jawabnya sebagai kepala rumah tangga terhadap istri dan anak-anaknya, serta berbakti terhadap Gereja dan masyarakat. </text:p>
            <text:p text:style-name="P27">Dan kini kami mohon Ya Bapa, jadikan kedua mempelai ini bersatu sebagai suami istri yang terpandang karena peri hidup yang baik dan berjasa untuk sesama dalam lingkungan mereka.  Kuatkanlah mereka dengan semangat Injil-Mu, sehingga mereka menjadi saksi Kristus bagi semua orang. </text:p>
            <text:p text:style-name="P25"/>
            <text:p text:style-name="P27">Buatlah mereka subur dan berketurunan, menjadi orangtua yang patut dicontoh, dan berbahagia melihat anak cucu mereka. </text:p>
            <text:p text:style-name="P25"/>
            <text:p text:style-name="P25"><text:span text:style-name="T6">Restuilah mereka </text:span>agar <text:span text:style-name="T6">mencapai usia lanjut dan akhirnya memasuki kehidupan bahagia dalam Kerajaan Surga.   </text:span></text:p>
            <text:p text:style-name="P25"><text:span text:style-name="T6">Dan kami mohon kepada-Mu ya Tuhan, semoga keluarga baru ini tetap berpegang teguh </text:span>pada <text:span text:style-name="T6">iman dan perintah - perintah-Mu</text:span>. <text:span text:style-name="T6">Demi  Kristus, Tuhan dan Pengantara Kami. </text:span></text:p>
            <text:p text:style-name="P24"/>
            <text:p text:style-name="P24"/>
            <text:p text:style-name="P26">Amin</text:p>
          </table:table-cell>
        </table:table-row>
      </table:table>
      <text:p text:style-name="P1"/>
      <text:p text:style-name="P4">PEMBERKATAN  CINCIN</text:p>
      <text:p text:style-name="P1"> <text:span text:style-name="T7">(Umat duduk)</text:span></text:p>
      <text:p text:style-name="P1"><text:soft-page-break/>        </text:p>
      <text:p text:style-name="P6">(Mempelai berdua berdiri berhadap-hadapan. Petugas yang ditunjuk menyerahkan cincin kepada Imam, dibawa di atas nampan untuk diberkati)</text:p>
      <text:p text:style-name="P1"/>
      <table:table table:name="Table18" table:style-name="Table18">
        <table:table-column table:style-name="Table18.A"/>
        <table:table-column table:style-name="Table18.B"/>
        <table:table-row>
          <table:table-cell office:value-type="string">
            <text:p text:style-name="P26">Imam   :</text:p>
            <text:p text:style-name="P24"/>
            <text:p text:style-name="P24"/>
            <text:p text:style-name="P24"/>
            <text:p text:style-name="P24"/>
            <text:p text:style-name="P24"/>
            <text:p text:style-name="P24"/>
            <text:p text:style-name="P24"/>
            <text:p text:style-name="P24"/>
            <text:p text:style-name="P26">Umat:</text:p>
          </table:table-cell>
          <table:table-cell office:value-type="string">
            <text:p text:style-name="P25"><text:span text:style-name="T6">Ya Allah, sumber cinta kasih dan kesetiaan, berkatilah </text:span><text:span text:style-name="T14">(†)</text:span> <text:span text:style-name="T6">kedua cincin ini, supaya menjadi lambang kesetiaan suami istri, dan lambang kasih-Mu yang tak berkesudahan. </text:span>Semoga <text:span text:style-name="T6">cincin ini selalu mengingatkan mereka akan cinta dan karunia-Mu yang tak berkesudahan dan janji cinta dan kesetiaaan  mereka di hadapan Allah pada hari bahagia ini. D</text:span>emi Kristus, Tuhan kami. </text:p>
            <text:p text:style-name="P24"/>
            <text:p text:style-name="P26">Amin. </text:p>
          </table:table-cell>
        </table:table-row>
      </table:table>
      <text:p text:style-name="P1"/>
      <text:p text:style-name="P6">(Cincin diperciki air suci. Kemudian Imam menyerahkan cincin kepada mempelai)</text:p>
      <text:p text:style-name="P1"/>
      <text:p text:style-name="P6">Diiringi lagu instrumentalia: Lagu Cincin Kami</text:p>
      <text:p text:style-name="P1"/>
      <table:table table:name="Table19" table:style-name="Table19">
        <table:table-column table:style-name="Table19.A"/>
        <table:table-column table:style-name="Table19.B"/>
        <table:table-row>
          <table:table-cell office:value-type="string">
            <text:p text:style-name="P26">Imam   :</text:p>
            <text:p text:style-name="Table_20_Contents"/>
          </table:table-cell>
          <table:table-cell office:value-type="string">
            <text:p text:style-name="P28">(Sambil menyerahkan cincin kepada mempelai pria)</text:p>
            <text:p text:style-name="P26">Andreas, kenakanlah cincin ini pada jari manis istrimu, sebagai lambang cinta kasih dan kesetiaanmu. </text:p>
          </table:table-cell>
        </table:table-row>
      </table:table>
      <text:p text:style-name="P1"/>
      <text:p text:style-name="P6">Andreas   menerima cincin dan mengenakannya pada jari manis Andrea   sambil berkata:</text:p>
      <text:p text:style-name="P1">   </text:p>
      <table:table table:name="Table20" table:style-name="Table20">
        <table:table-column table:style-name="Table20.A"/>
        <table:table-column table:style-name="Table20.B"/>
        <table:table-row>
          <table:table-cell office:value-type="string">
            <text:p text:style-name="P26">Andreas :</text:p>
            <text:p text:style-name="Table_20_Contents"/>
          </table:table-cell>
          <table:table-cell office:value-type="string">
            <text:p text:style-name="P29">Andrea, terimalah cincin ini sebagai lambang cinta, kesetiaan dan kasihku padamu. Semoga cincin ini akan selalu mengingatkanmu pada janji kasih kita hari ini.</text:p>
            <text:p text:style-name="Table_20_Contents"/>
          </table:table-cell>
        </table:table-row>
      </table:table>
      <text:p text:style-name="P1">        </text:p>
      <table:table table:name="Table21" table:style-name="Table21">
        <table:table-column table:style-name="Table21.A"/>
        <table:table-column table:style-name="Table21.B"/>
        <table:table-row>
          <table:table-cell office:value-type="string">
            <text:p text:style-name="P26">Imam   :</text:p>
            <text:p text:style-name="Table_20_Contents"/>
          </table:table-cell>
          <table:table-cell office:value-type="string">
            <text:p text:style-name="P28">(Sambil menyerahkan cincin kepada mempelai wanita)</text:p>
            <text:p text:style-name="P27">Andrea, kenakanlah cincin ini pada jari manis suamimu, sebagai lambang cinta kasih dan kesetiaanmu. </text:p>
            <text:p text:style-name="Table_20_Contents"/>
          </table:table-cell>
        </table:table-row>
      </table:table>
      <text:p text:style-name="P1"/>
      <text:p text:style-name="P6">Andrea   menerima cincin dan mengenakannya pada jari manis Andreas   sambil berkata:</text:p>
      <text:p text:style-name="P1"/>
      <text:p text:style-name="P1"/>
      <table:table table:name="Table22" table:style-name="Table22">
        <table:table-column table:style-name="Table22.A"/>
        <table:table-column table:style-name="Table22.B"/>
        <table:table-row>
          <table:table-cell office:value-type="string">
            <text:p text:style-name="P26">Andrea :</text:p>
            <text:p text:style-name="Table_20_Contents"/>
          </table:table-cell>
          <table:table-cell office:value-type="string">
            <text:p text:style-name="P25"> <text:span text:style-name="T2">Andreas, terimalah cincin ini sebagai lambang cinta, kesetiaan dan kasihku padamu. Semoga cincin ini akan selalu mengingatkanmu pada janji kasih kita hari ini.</text:span></text:p>
            <text:p text:style-name="Table_20_Contents"/>
          </table:table-cell>
        </table:table-row>
      </table:table>
      <text:p text:style-name="P1"/>
      <table:table table:name="Table23" table:style-name="Table23">
        <table:table-column table:style-name="Table23.A"/>
        <table:table-column table:style-name="Table23.B"/>
        <table:table-row>
          <table:table-cell office:value-type="string">
            <text:p text:style-name="P26">Imam :</text:p>
            <text:p text:style-name="P24"><text:soft-page-break/></text:p>
            <text:p text:style-name="P24"/>
            <text:p text:style-name="P24"/>
            <text:p text:style-name="P26">Umat :</text:p>
          </table:table-cell>
          <table:table-cell office:value-type="string">
            <text:p text:style-name="P25"> <text:span text:style-name="T6">Semoga ikatan cinta kasih kalian berdua selalu berseri </text:span><text:soft-page-break/><text:span text:style-name="T6">dan memancarkan kebahagiaan sejati dalam membina keluarga yang bahagia.</text:span></text:p>
            <text:p text:style-name="P24"/>
            <text:p text:style-name="P26">Amin</text:p>
          </table:table-cell>
        </table:table-row>
      </table:table>
      <text:p text:style-name="P1"/>
      <text:p text:style-name="P1"/>
      <text:p text:style-name="P1"/>
      <text:p text:style-name="P1"/>
      <text:p text:style-name="P4">PEMBERKATAN KITAB SUCI, SALIB DAN ROSARIO</text:p>
      <text:p text:style-name="P6">(Salah satu dari orang tua mempelai menyerahkan Kitab Suci, Salib, dan rosario kepada Imam untuk diberkati)</text:p>
      <text:p text:style-name="P1"/>
      <table:table table:name="Table24" table:style-name="Table24">
        <table:table-column table:style-name="Table24.A"/>
        <table:table-column table:style-name="Table24.B"/>
        <table:table-row>
          <table:table-cell office:value-type="string">
            <text:p text:style-name="P26">Imam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6">Umat    :</text:p>
          </table:table-cell>
          <table:table-cell office:value-type="string">
            <text:p text:style-name="P27">Ya  Allah, Bapa yang Maha Kasih, berkatilah Kitab Suci ini agar dapat dipakai oleh keluarga ini sebagai sumber iman, pengharapan dan kasih. </text:p>
            <text:p text:style-name="P27">Berkatilah Salib ini, agar selalu menjadi tanda kehadiran-Mu di tengah keluarga dan memberikan berkat pengorbanan sejati dalam rentang tanganNya yang selalu melindungi.</text:p>
            <text:p text:style-name="P25"><text:span text:style-name="T6">Demikian pula, berkatilah Rosario ini, agar menjadi tanda kehadiran-Mu, serta kehadiran Bunda Maria di tengah keluarga baru ini, dan selalu mendampingi keluarga ini dengan kesejukan dan kasih seperti keluarga di Nazareth. Dalam (</text:span><text:span text:style-name="T16">†</text:span><text:span text:style-name="T14">)</text:span> <text:span text:style-name="T6">nama Bapa dan Putra dan Roh Kudus.</text:span></text:p>
            <text:p text:style-name="P24"/>
            <text:p text:style-name="P26">Amin. </text:p>
          </table:table-cell>
        </table:table-row>
      </table:table>
      <text:p text:style-name="P1"/>
      <text:p text:style-name="P6">( Setelah benda-benda rohani tersebut diberkati, Imam menyerahkan benda-benda tersebut ke orang tua mempelai,  diteruskan  untuk diserahkan kepada mempelai ) </text:p>
      <text:p text:style-name="P1"/>
      <text:p text:style-name="P4">PENYERAHAN KITAB SUCI, SALIB DAN ROSARIO</text:p>
      <text:p text:style-name="P1"/>
      <text:p text:style-name="P6">Kedua orang tua mempelai bersama-sama:</text:p>
      <text:p text:style-name="P10"> <text:span text:style-name="T2">Anak – anakku yang terkasih, terimalah Kitab Suci, Salib dan Rosario ini sebagai lambang cinta kasih Allah dan penyertaan Bunda Maria dalam keluargamu. Jadikan Kitab Suci ini sebagai  inspirasi hidupmu dalam membangun keluarga dan Salib ini menguatkan kalian berdua dalam hidup pernikahanmu, dan buatlah Rosario ini sebagai lambang kesetiaan kalian berdua seperti Maria yang selalu setia kepada kehendak Tuhan dalam hidupnya. </text:span></text:p>
      <text:p text:style-name="P1"/>
      <text:p text:style-name="P3">Andreas   dan Andrea   :     Amin</text:p>
      <text:p text:style-name="P6">(Kedua mempelai kembali ke tempat duduk )</text:p>
      <text:p text:style-name="P1"/>
      <text:p text:style-name="P1"/>
      <text:p text:style-name="P4">PENANDATANGANAN DOKUMEN PERKAWINAN </text:p>
      <table:table table:name="Table25" table:style-name="Table25">
        <table:table-column table:style-name="Table25.A"/>
        <table:table-column table:style-name="Table25.B"/>
        <table:table-row>
          <table:table-cell office:value-type="string">
            <text:p text:style-name="P26">Imam   :</text:p>
            <text:p text:style-name="Table_20_Contents"/>
          </table:table-cell>
          <table:table-cell office:value-type="string">
            <text:p text:style-name="P24"><text:span text:style-name="T6">Kedua mempelai</text:span>, salah satu orangtua masing-masing mempelai <text:span text:style-name="T6">dan para saksi, saya persilakan untuk </text:span><text:soft-page-break/><text:span text:style-name="T6">menandatangani dokumen perkawinan.</text:span></text:p>
          </table:table-cell>
        </table:table-row>
      </table:table>
      <text:p text:style-name="P1"/>
      <text:p text:style-name="P1">                   </text:p>
      <text:p text:style-name="P1"><text:span text:style-name="T7">Imam, mempelai</text:span><text:span text:style-name="T12">,</text:span> <text:span text:style-name="T12">orangtua</text:span> <text:span text:style-name="T7">dan para saksi menandatangani akta perkawinan. Diiringi lagu oleh koor.</text:span></text:p>
      <text:p text:style-name="P1"/>
      <text:p text:style-name="P6">LAGU : <text:span text:style-name="T11">THE WEDDING</text:span> ( TOTOK )</text:p>
      <text:p text:style-name="P1"/>
      <text:p text:style-name="P6">YOU BY MY SIDE THAT HOW I SEE US.</text:p>
      <text:p text:style-name="P6">I CLOSE MY EYES AND I CAN SEE US.</text:p>
      <text:p text:style-name="P6">WE’RE ON OUR WAY TO SAY I DO.</text:p>
      <text:p text:style-name="P6">MY SECRET DREAMS HAVE ALL COME TRUE.</text:p>
      <text:p text:style-name="P1"/>
      <text:p text:style-name="P6">I SEE THE CHURCH I SEE THE PEOPLE,</text:p>
      <text:p text:style-name="P6">YOUR FOLKS AND MINE HAPPY </text:p>
      <text:p text:style-name="P6">AND SMILLING,</text:p>
      <text:p text:style-name="P6">AND I CAN HEAR SWEETVOICES SINGING</text:p>
      <text:p text:style-name="P6">AVE MARIA</text:p>
      <text:p text:style-name="P1"/>
      <text:p text:style-name="P6">OH MY LOVE MY LOVE</text:p>
      <text:p text:style-name="P6">THIS CAN REALLY BE</text:p>
      <text:p text:style-name="P6">THAT SOME DAY YOU WALK </text:p>
      <text:p text:style-name="P6">DOWN THE ISLE WITH ME.</text:p>
      <text:p text:style-name="P1"/>
      <text:p text:style-name="P6">LET IT BE MAKE IT BE </text:p>
      <text:p text:style-name="P6">THAT I’M THE ONE FOR YOU</text:p>
      <text:p text:style-name="P6">I’LL BE YOURS ALL YOURS </text:p>
      <text:p text:style-name="P6">NOW AND FOREVER</text:p>
      <text:p text:style-name="P1"/>
      <text:p text:style-name="P6">I SEE US NOW YOUR HAND IN MY HAND.</text:p>
      <text:p text:style-name="P6">THIS IS THE HOUR THIS IS THE MOMENT,</text:p>
      <text:p text:style-name="P6">AND I CAN HEAR SWEET VOICES SINGING</text:p>
      <text:p text:style-name="P6">AVE MARIA</text:p>
      <text:p text:style-name="P1"/>
      <text:p text:style-name="P4">DOA UMAT                                                                                                                            </text:p>
      <table:table table:name="Table26" table:style-name="Table26">
        <table:table-column table:style-name="Table26.A"/>
        <table:table-column table:style-name="Table26.B"/>
        <table:table-row>
          <table:table-cell office:value-type="string">
            <text:p text:style-name="P24"/>
            <text:p text:style-name="P26">Imam   :</text:p>
            <text:p text:style-name="P24"/>
            <text:p text:style-name="P24"/>
            <text:p text:style-name="P24"/>
            <text:p text:style-name="P24"/>
            <text:p text:style-name="P24"/>
            <text:p text:style-name="P26">Lektor  :</text:p>
            <text:p text:style-name="P24"/>
            <text:p text:style-name="P24"/>
            <text:p text:style-name="P24"/>
            <text:p text:style-name="P24"/>
            <text:p text:style-name="P24"/>
            <text:p text:style-name="P24"/>
            <text:p text:style-name="P26">Umat   :</text:p>
            <text:p text:style-name="P24"><text:soft-page-break/></text:p>
            <text:p text:style-name="P26">Lektor : </text:p>
            <text:p text:style-name="P24"/>
            <text:p text:style-name="P24"/>
            <text:p text:style-name="P24"/>
            <text:p text:style-name="P24"/>
            <text:p text:style-name="P24"/>
            <text:p text:style-name="P26">Umat   :</text:p>
            <text:p text:style-name="P24"/>
            <text:p text:style-name="P26">Lektor :</text:p>
            <text:p text:style-name="P24"/>
            <text:p text:style-name="P24"/>
            <text:p text:style-name="P24"/>
            <text:p text:style-name="P24"/>
            <text:p text:style-name="P26">Umat    : </text:p>
            <text:p text:style-name="P24"/>
            <text:p text:style-name="P26">Imam  :</text:p>
            <text:p text:style-name="P24"/>
            <text:p text:style-name="P24"/>
            <text:p text:style-name="P24"/>
            <text:p text:style-name="P24"/>
            <text:p text:style-name="P24"/>
            <text:p text:style-name="P26">Umat    :    </text:p>
            <text:p text:style-name="P24">  </text:p>
          </table:table-cell>
          <table:table-cell office:value-type="string">
            <text:p text:style-name="P24"/>
            <text:p text:style-name="P27">Saudara-saudari yang terkasih dalam Kristus, kedua mempelai ini telah mengikat perjanjian nikah di hadapan Allah dan di hadapan kita semua. Marilah kita mendoakan mereka, agar tetap berbahagia dalam lindungan Tuhan Allah kita.</text:p>
            <text:p text:style-name="P25"/>
            <text:p text:style-name="P27">Bapa sumber kasih cinta sejati, kami berdoa untuk Andreas   dan Andrea   Sudilah kiranya Bapa menolong mereka agar selalu memperbaharui kesetiaan satu sama lain dan dengan sabar dapat menerima kekurangan-kekurangan yang ada pada pasangan hidupnya. Marilah kita mohon.....</text:p>
            <text:p text:style-name="P25"/>
            <text:p text:style-name="P27">Kabulkanlah doa kami, ya Tuhan </text:p>
            <text:p text:style-name="P25"><text:soft-page-break/></text:p>
            <text:p text:style-name="P27">Bapa di surga, sudilah kiranya Bapa menjauhkan mereka dari marabahaya, meringankan kesukaran mereka dan menguatkan mereka dalam menghadapi segala cobaan hidup agar mereka dapat menciptakan keluarga yang bahagia. Marilah kita mohon……</text:p>
            <text:p text:style-name="P25"/>
            <text:p text:style-name="P27">Kabulkanlah doa kami, ya Tuhan </text:p>
            <text:p text:style-name="P25"/>
            <text:p text:style-name="P27">Jagailah mereka agar sehat walafiat sehingga sanggup menjalani tugasnya dengan baik dalam masyarakat serta dianugerahi Tuhan dengan anak-anak yang sehat dan cerdas yang dapat membahagiakan hati kedua orangtuanya. Marilah kita mohon….. </text:p>
            <text:p text:style-name="P27">Kabulkanlah doa kami, ya Tuhan </text:p>
            <text:p text:style-name="P25"/>
            <text:p text:style-name="P27">Ya Allah, bimbinglah mereka agar selalu berada dalam damai sejati, sehingga mereka saling mencintai dengan kasih sejati, dan mampu membangun keluarga Katolik yang bahagia. Demi Kristus, Tuhan dan Pengantara  kami </text:p>
            <text:p text:style-name="P25"/>
            <text:p text:style-name="P26">Amin. </text:p>
          </table:table-cell>
        </table:table-row>
      </table:table>
      <text:p text:style-name="P1"/>
      <text:p text:style-name="P12">L I T U R G I     E K A R I S T I</text:p>
      <text:p text:style-name="P2"/>
      <text:p text:style-name="P4">PERSIAPAN   PERSEMBAHAN                                                                   </text:p>
      <text:p text:style-name="P1"><text:span text:style-name="T7">(Pembawa persembahan maju ke depan altar, kedua mempelai menerima persembahan, kemudian </text:span><text:span text:style-name="T12">menyerahkan persembahan</text:span> <text:span text:style-name="T7">kepada Imam, dengan diiringi lagu oleh koor)</text:span></text:p>
      <text:p text:style-name="P1"/>
      <text:p text:style-name="P1"/>
      <text:p text:style-name="P1"/>
      <text:p text:style-name="P8">PERSEMBAHAN CINTA ( KEK 130 / KE 141 )</text:p>
      <text:p text:style-name="P1"/>
      <text:p text:style-name="P6">BUKAN BUNGA SEGAR YANG KUHANTAR,</text:p>
      <text:p text:style-name="P6">BUAT PERSEMBAHAN DI ALTARMU, </text:p>
      <text:p text:style-name="P6">HANYA UNTAIAN BUNGA PENGABDIAN</text:p>
      <text:p text:style-name="P6">YANG LAYU OLEH KERINGNYA JIWA.</text:p>
      <text:p text:style-name="P1"/>
      <text:p text:style-name="P6">REFF :</text:p>
      <text:p text:style-name="P1">            <text:span text:style-name="T7">HATI INI MENYEMBAH-MU,</text:span></text:p>
      <text:p text:style-name="P1">            <text:span text:style-name="T7">JIWA INI BERSERAH PADA-MU,</text:span></text:p>
      <text:p text:style-name="P1">            <text:span text:style-name="T7">BERI KAMI CINTA DAN RAHMAT,</text:span></text:p>
      <text:p text:style-name="P1">            <text:span text:style-name="T7">CUKUP SUDAH ‘TUK JADI BERKAT</text:span></text:p>
      <text:p text:style-name="P1"/>
      <text:p text:style-name="P6">BUKAN SEONGGOK HARTA KUHANTAR, </text:p>
      <text:p text:style-name="P6">TRIMALAH TUHAN JADI PERSEMBAHAN,</text:p>
      <text:p text:style-name="P6"><text:soft-page-break/>HANYA SEGENGGAM HARAPAN DAN CINTA</text:p>
      <text:p text:style-name="P6">YANG KURAJUT DENGAN BENANG KASIH.</text:p>
      <text:p text:style-name="P1"/>
      <text:p text:style-name="P1"/>
      <table:table table:name="Table27" table:style-name="Table27">
        <table:table-column table:style-name="Table27.A"/>
        <table:table-column table:style-name="Table27.B"/>
        <table:table-row>
          <table:table-cell office:value-type="string">
            <text:p text:style-name="P26">Imam   :</text:p>
            <text:p text:style-name="P24"/>
            <text:p text:style-name="P24"/>
            <text:p text:style-name="P24"/>
            <text:p text:style-name="P24"/>
            <text:p text:style-name="P26">Umat  :</text:p>
            <text:p text:style-name="P24"/>
            <text:p text:style-name="P24"/>
            <text:p text:style-name="P24"/>
            <text:p text:style-name="P24"/>
            <text:p text:style-name="P24"> <text:span text:style-name="T6">Imam  :</text:span></text:p>
            <text:p text:style-name="P24"/>
            <text:p text:style-name="P24"/>
            <text:p text:style-name="P24"/>
            <text:p text:style-name="P24"/>
            <text:p text:style-name="P24"/>
            <text:p text:style-name="P24"/>
            <text:p text:style-name="P24"/>
            <text:p text:style-name="P24">  </text:p>
            <text:p text:style-name="P26">Umat  : </text:p>
          </table:table-cell>
          <table:table-cell office:value-type="string">
            <text:p text:style-name="P25"><text:span text:style-name="T6">Berdoalah saudara – saudar</text:span>i<text:span text:style-name="T6">, supaya persembahanku dan persembahanmu berkenan pada Allah, Bapa yang Maha Kuasa </text:span></text:p>
            <text:p text:style-name="P25"/>
            <text:p text:style-name="P25"/>
            <text:p text:style-name="P27">Semoga persembahan ini diterima demi kemulian Tuhan dan keselamatan kita serta seluruh umat Allah yang kudus </text:p>
            <text:p text:style-name="P25"/>
            <text:p text:style-name="P25"/>
            <text:p text:style-name="P27">Allah Bapa yang Maha Rahim terimalah kiranya persembahan yang kami hunjukkan kepadaMu untuk kedua mempelai ini. Mereka telah Kau persatukan dalam perkawinan suci ini. Terimalah juga persembahan cinta kasih mereka. Sehingga dengan perayaan Ekaristi ini, mereka semakin mencintai satu sama lain dan semakin mengasihi Engkau. Demi Kristus, Tuhan dan Pengantara kami. </text:p>
            <text:p text:style-name="P24"/>
            <text:p text:style-name="P26">Amin </text:p>
          </table:table-cell>
        </table:table-row>
      </table:table>
      <text:p text:style-name="P1">                                                                            </text:p>
      <text:p text:style-name="P1"/>
      <text:p text:style-name="P1"/>
      <text:p text:style-name="P1"/>
      <text:p text:style-name="P4">PREFASI                </text:p>
      <text:p text:style-name="P6">(Umat berdiri)</text:p>
      <text:p text:style-name="P1"/>
      <table:table table:name="Table28" table:style-name="Table28">
        <table:table-column table:style-name="Table28.A"/>
        <table:table-column table:style-name="Table28.B"/>
        <table:table-row>
          <table:table-cell office:value-type="string">
            <text:p text:style-name="P26">Imam  :</text:p>
            <text:p text:style-name="P24"/>
            <text:p text:style-name="P26">Umat  :</text:p>
            <text:p text:style-name="P24"/>
            <text:p text:style-name="P26">Imam  :</text:p>
            <text:p text:style-name="P24"/>
            <text:p text:style-name="P26">Umat  :</text:p>
            <text:p text:style-name="P24"/>
            <text:p text:style-name="P26">Imam  : </text:p>
            <text:p text:style-name="P24"/>
            <text:p text:style-name="P26">Umat  :</text:p>
            <text:p text:style-name="P24"/>
            <text:p text:style-name="P26">Imam  :</text:p>
          </table:table-cell>
          <table:table-cell office:value-type="string">
            <text:p text:style-name="P26">Tuhan sertamu</text:p>
            <text:p text:style-name="P24"/>
            <text:p text:style-name="P26">Dan sertamu juga</text:p>
            <text:p text:style-name="P24"/>
            <text:p text:style-name="P26">Marilah mengarahkan hati kepada Tuhan</text:p>
            <text:p text:style-name="P24"/>
            <text:p text:style-name="P26">Sudah kami arahkan</text:p>
            <text:p text:style-name="P24"/>
            <text:p text:style-name="P26">Marilah bersyukur kepada Tuhan Allah kita</text:p>
            <text:p text:style-name="P24"/>
            <text:p text:style-name="P26">Sudah layak dan sepantasnya</text:p>
            <text:p text:style-name="P24"/>
            <text:p text:style-name="P27">Sungguh layak dan sepantasnya, ya Tuhan Bapa yang kudus, Allah yang kekal dan kuasa, bahwa di mana pun juga kami senantiasa bersyukur kepadaMu. Sebab Engkau berkenan menciptakan manusia dan menganugerahinya martabat yang luhur. Persatuan mesra antara suami-istri mencerminkan cinta kasihMu <text:soft-page-break/>sendiri. Engkau menciptakan manusia karena cinta. Engkau memanggil mereka untuk mengamalkan cinta, Engkau mengundang mereka untuk menikmati cintaMu yang kekal, Dengan demikian misteri perkawinan suci menandakan cinta ilahi dan menguduskan cinta insani dalam Kristus pengantara kami. Bersama para malaikat dan seluruh orang kudus, kami bermadah memuliakan Dikau dengan tak henti-hentinya bernyanyi :</text:p>
          </table:table-cell>
        </table:table-row>
      </table:table>
      <text:p text:style-name="P1"/>
      <text:p text:style-name="P1"/>
      <text:p text:style-name="P1"><text:span text:style-name="T8">KUDUS</text:span>  <text:span text:style-name="T7">( Lagu MB 249 / </text:span><text:span text:style-name="T6">MISA KITA II</text:span><text:span text:style-name="T7">)</text:span></text:p>
      <text:p text:style-name="P1"/>
      <text:p text:style-name="P6">KUDUS, KUDUS, KUDUSLAH TUHAN.</text:p>
      <text:p text:style-name="P6">ALLAH SEGALA KUASA.</text:p>
      <text:p text:style-name="P6">SURGA DAN BUMI PENUH KEMULIAAN-MU</text:p>
      <text:p text:style-name="P6">TERPUJILAH ENGKAU DI SURGA</text:p>
      <text:p text:style-name="P1"><text:span text:style-name="T12">DI</text:span><text:span text:style-name="T7">BERKATILAH YANG DATANG.</text:span></text:p>
      <text:p text:style-name="P1"><text:span text:style-name="T12">DALAM </text:span> <text:span text:style-name="T7">NAMA</text:span> <text:span text:style-name="T7">TUHAN.</text:span></text:p>
      <text:p text:style-name="P6">TERPUJILAH ENGKAU DI SURGA.</text:p>
      <text:p text:style-name="P1"/>
      <text:p text:style-name="P1"/>
      <text:p text:style-name="P4">DOA  SYUKUR  AGUNG  II                                </text:p>
      <text:p text:style-name="P1"> <text:span text:style-name="T7">(Umat berlutut)</text:span></text:p>
      <text:p text:style-name="P1"/>
      <table:table table:name="Table29" table:style-name="Table29">
        <table:table-column table:style-name="Table29.A"/>
        <table:table-column table:style-name="Table29.B"/>
        <table:table-row>
          <table:table-cell office:value-type="string">
            <text:p text:style-name="P26">Imam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6">Umat :</text:p>
            <text:p text:style-name="P24"/>
            <text:p text:style-name="P24"/>
            <text:p text:style-name="P26">Imam  :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Umat :</text:p>
          </table:table-cell>
          <table:table-cell office:value-type="string">
            <text:p text:style-name="P27">Sungguh kuduslah Engkau, ya Bapa, sumber segala kekudusan, kami mohon: Kuduskanlah persembahan ini dengan pencurahan RohMu agar bagi kami menjadi Tubuh dan Darah PuteraMu terkasih Tuhan kami, Yesus Kristus. </text:p>
            <text:p text:style-name="P25"/>
            <text:p text:style-name="P27">Ketika akan diserahkan untuk menanggung sengsara dengan rela, Yesus mengambil roti, mengucap syukur kepadaMu, lalu memecah-mecah roti itu dan memberikannya kepada murid–muridNya seraya berkata: </text:p>
            <text:p text:style-name="P24">“ <text:span text:style-name="T6">TERIMALAH DAN MAKANLAH!  INILAH TUBUHKU  YANG </text:span>DISERAHKAN  <text:span text:style-name="T6">BAGIMU “</text:span></text:p>
            <text:p text:style-name="P24"/>
            <text:p text:style-name="P26">Demikian pula sesudah perjamuan Yesus mengambil piala.  Sekali lagi Ia mengucap syukur kepadaMu, lalu memberikan piala itu kepada murid – muridNya seraya berkata: </text:p>
            <text:p text:style-name="P24">“ <text:span text:style-name="T6">TERIMALAH  DAN  MINUMLAH !  INILAH   PIALA  DARAHKU, DARAH  PERJANJIAN  BARU  DAN  KEKAL, YANG  DITUMPAHKAN  BAGIMU  DAN  BAGI  SEMUA  ORANG DEMI  PENGAMPUNAN  DOSA.  LAKUKANLAH  INI  UNTUK  MENGENANGKAN  DAKU “</text:span></text:p>
            <text:p text:style-name="P24"><text:soft-page-break/></text:p>
            <text:p text:style-name="P26">Setiap kali kita makan roti ini dan minum dari piala ini kita menyatakan iman kita. </text:p>
            <text:p text:style-name="P24"/>
            <text:p text:style-name="P24"><text:span text:style-name="T6">WafatMu kami kenang, ya Tuhan yang bangkit mulia. Datanglah umatMu menanti, penuh iman dan harapan</text:span>.</text:p>
            <text:p text:style-name="P24"/>
            <text:p text:style-name="P26">Sambil mengenang wafat dan kebangkitan Kristus, kami mempersembahkan kepadaMu, ya Bapa, roti kehidupan dan piala keselamatan. Kami bersyukur, sebab kami Engkau anggap layak menghadap Engkau dan berbakti kepadaMu. Kami mohon, agar kami yang menerima Tubuh dan Darah Kristus, dihimpun menjadi satu umat oleh Roh Kudus. </text:p>
            <text:p text:style-name="P24"><text:span text:style-name="T6">Bapa perhatikanlah GerejaMu yang tersebar diseluruh bumi. Sempurnakalah umatMu dalam cinta kasih dalam persatuan dengan Paus kami Benedictus XVI dan Uskup kami </text:span><text:span text:style-name="T20">Mgr Johannes Pujasumarta</text:span><text:span text:style-name="T6">, serta para Imam, Diakon dan semua pelayan sabdaMu </text:span></text:p>
            <text:p text:style-name="P24"><text:span text:style-name="T6">Ingatlah akan saudara – saudari kami, kaum beriman,  yang telah meninggal dunia dengan harapan akan bangkit</text:span>, <text:span text:style-name="T6">khusus</text:span>nya <text:span text:style-name="T6">Yuwono Kandiawan, dan akan semua orang yang telah berpulang dalam kerahimanMu. Terimalah mereka dalam cahaya wajahMu. </text:span></text:p>
            <text:p text:style-name="P24"><text:span text:style-name="T6">Kasihanilah kami semua agar kami Engkau terima dalam kebahagiaan abadi bersama Santa Maria, Perawan dan Bunda Allah, bersama para rasul</text:span>, khususnya Andreas, <text:span text:style-name="T6">dan semua orang kudus dari masa ke masa  yang hidupnya berkenan dihatiMu. Semoga kamipun Engkau perkenankan turut serta memuji dan memuliakan Dikau, dengan perantaraan Yesus Kristus, PutraMu. </text:span></text:p>
            <text:p text:style-name="P24"/>
            <text:p text:style-name="P24"><text:span text:style-name="T6">Dengan pe</text:span>ng<text:span text:style-name="T6">antaraan Kristus, bersama Dia dan dalam Dia, bagiMu, Allah Bapa yang Maha Kuasa, dalam persekutuan dengan  Roh Kudus, segala hormat dan kemulia</text:span>a<text:span text:style-name="T6">n sepanjang segala masa. </text:span></text:p>
            <text:p text:style-name="P24"/>
            <text:p text:style-name="P26">Amin </text:p>
          </table:table-cell>
        </table:table-row>
      </table:table>
      <text:p text:style-name="P1">               <text:span text:style-name="T7">(Umat berdiri)</text:span></text:p>
      <text:p text:style-name="P1"/>
      <table:table table:name="Table30" table:style-name="Table30">
        <table:table-column table:style-name="Table30.A"/>
        <table:table-column table:style-name="Table30.B"/>
        <table:table-row>
          <table:table-cell office:value-type="string">
            <text:p text:style-name="P26">Imam   :</text:p>
            <text:p text:style-name="Table_20_Contents"/>
          </table:table-cell>
          <table:table-cell office:value-type="string">
            <text:p text:style-name="P26">Atas petunjuk penyelamat kita dan menurut ajaran Ilahi maka </text:p>
            <text:p text:style-name="P26">beranilah kita berdoa :</text:p>
          </table:table-cell>
        </table:table-row>
      </table:table>
      <text:p text:style-name="P1"/>
      <text:p text:style-name="P1"><text:span text:style-name="T8">BAPA KAMI BIASA</text:span> <text:span text:style-name="T7">( MB 142 )</text:span></text:p>
      <text:p text:style-name="P1"/>
      <text:p text:style-name="P6">BAPA KAMI YANG ADA DI SURGA, </text:p>
      <text:p text:style-name="P6"><text:soft-page-break/>DIMULIAKANLAH NAMA-MU.</text:p>
      <text:p text:style-name="P6">DATANGLAH KERAJAAN-MU. </text:p>
      <text:p text:style-name="P6">JADILAH KEHENDAK-MU, </text:p>
      <text:p text:style-name="P6">DI ATAS BUMI SEPERTI DI DALAM SURGA.</text:p>
      <text:p text:style-name="P6">BERILAH KAMI REJEKI PADA HARI INI.</text:p>
      <text:p text:style-name="P6">DAN AMPUNILAH KESALAHAN KAMI,</text:p>
      <text:p text:style-name="P6">SEPERTI KAMIPUN MENGAMPUNI </text:p>
      <text:p text:style-name="P6">YANG BERSALAH KEPADA KAMI.</text:p>
      <text:p text:style-name="P6">DAN JANGANLAH MASUKKAN KAMI </text:p>
      <text:p text:style-name="P1"><text:span text:style-name="T7">KE DALAM PE</text:span><text:span text:style-name="T12">R</text:span><text:span text:style-name="T7">COBAAN,</text:span></text:p>
      <text:p text:style-name="P6">TETAPI BEBASKANLAH KAMI, DARI YANG JAHAT.</text:p>
      <text:p text:style-name="P1"/>
      <table:table table:name="Table31" table:style-name="Table31">
        <table:table-column table:style-name="Table31.A"/>
        <table:table-column table:style-name="Table31.B"/>
        <table:table-row>
          <table:table-cell office:value-type="string">
            <text:p text:style-name="P26">Imam   :</text:p>
            <text:p text:style-name="Table_20_Contents"/>
          </table:table-cell>
          <table:table-cell office:value-type="string">
            <text:p text:style-name="P27">Ya Bapa bebaskanlah kami dari segala kemalangan dan berilah kami damaiMu. Kasihanilah dan bantulah kami, supaya selalu bersih dari noda dosa dan terhindar dari segala gangguan, sehingga kami dapat hidup dengan tenteram, sambil mengharapkan kedatangan penyelamat kami Yesus Kristus.</text:p>
          </table:table-cell>
        </table:table-row>
      </table:table>
      <text:p text:style-name="P1"/>
      <text:p text:style-name="P8">Lanjutan lagu Bapa Kami:</text:p>
      <text:p text:style-name="P1"/>
      <text:p text:style-name="P6">SEBAB ENGKAULAH RAJA, </text:p>
      <text:p text:style-name="P6">YANG MULIA DAN BERKUASA,</text:p>
      <text:p text:style-name="P6">UNTUK SELAMA-LAMANYA</text:p>
      <text:p text:style-name="P1"/>
      <text:p text:style-name="P4">DOA  DAMAI</text:p>
      <table:table table:name="Table32" table:style-name="Table32">
        <table:table-column table:style-name="Table32.A"/>
        <table:table-column table:style-name="Table32.B"/>
        <table:table-row>
          <table:table-cell office:value-type="string">
            <text:p text:style-name="P26">Imam   :</text:p>
            <text:p text:style-name="P24"/>
            <text:p text:style-name="P24"/>
            <text:p text:style-name="P24"/>
            <text:p text:style-name="P24"/>
            <text:p text:style-name="P24"/>
            <text:p text:style-name="P24"/>
            <text:p text:style-name="P24"/>
            <text:p text:style-name="P24"/>
            <text:p text:style-name="P26">Umat :</text:p>
            <text:p text:style-name="P24"/>
            <text:p text:style-name="P24"/>
            <text:p text:style-name="P24"/>
            <text:p text:style-name="P24"/>
            <text:p text:style-name="P24"/>
            <text:p text:style-name="P24"/>
            <text:p text:style-name="P24"/>
            <text:p text:style-name="P26">Imam  :</text:p>
            <text:p text:style-name="P24"/>
            <text:p text:style-name="P26">Umat   :</text:p>
            <text:p text:style-name="P24"/>
            <text:p text:style-name="P26">Imam   : </text:p>
          </table:table-cell>
          <table:table-cell office:value-type="string">
            <text:p text:style-name="P27">Saudara-saudara terkasih, Tuhan Yesus bersabda,  “ Hendaklah kamu saling mengasihi sebagaimana Aku mengasihi kamu. Tidak ada kasih yang lebih besar daripada kasih seorang yang memberikan nyawanya untuk sahabat-sahabatnya. Kamu adalah sahabatku, jikalau kamu melakukan segala perintahKu!”  Marilah di saat kita merayakan peneguhan kasih ini kitapun juga mohon kasih sejati itu pada Tuhan :</text:p>
            <text:p text:style-name="P24"/>
            <text:p text:style-name="P27">Tuhan Yesus Kristus jangan memperhitungkan dosa kami tetapi perhatikanlah iman Gereja-Mu, dan restuilah kami supaya hidup bersatu dengan rukun sesuai dengan kehendak-Mu. Sebab Engkaulah Tuhan dan pengantara kami kini dan sepanjang masa.</text:p>
            <text:p text:style-name="P24"/>
            <text:p text:style-name="P26">Amin</text:p>
            <text:p text:style-name="P24"/>
            <text:p text:style-name="P26">Damai Tuhan kita Yesus Kristus, selalu besertamu</text:p>
            <text:p text:style-name="P24"/>
            <text:p text:style-name="P26">Dan  sertamu juga</text:p>
            <text:p text:style-name="P24"/>
            <text:p text:style-name="P26">Marilah kita memberi salam damai satu sama lain.</text:p>
            <text:p text:style-name="P24"/>
            <text:p text:style-name="P28"><text:soft-page-break/>(Umat memberi salam damai antara satu dengan yang lain)</text:p>
          </table:table-cell>
        </table:table-row>
      </table:table>
      <text:p text:style-name="P1"/>
      <text:p text:style-name="P1"/>
      <text:p text:style-name="P4">KOMUNI                                                </text:p>
      <text:p text:style-name="P1"/>
      <text:p text:style-name="P1"> <text:span text:style-name="T7">(Umat berlutut)</text:span></text:p>
      <table:table table:name="Table33" table:style-name="Table33">
        <table:table-column table:style-name="Table33.A"/>
        <table:table-column table:style-name="Table33.B"/>
        <table:table-row>
          <table:table-cell office:value-type="string">
            <text:p text:style-name="P24"/>
            <text:p text:style-name="P26">Imam   :</text:p>
            <text:p text:style-name="P24"/>
            <text:p text:style-name="P24"/>
            <text:p text:style-name="P26">Umat: </text:p>
            <text:p text:style-name="Table_20_Contents"/>
          </table:table-cell>
          <table:table-cell office:value-type="string">
            <text:p text:style-name="P24"/>
            <text:p text:style-name="P26">Ini Anak Domba Allah yang menghapus dosa dunia. Berbahagialah kita yang diundang ke pesta.</text:p>
            <text:p text:style-name="P24"/>
            <text:p text:style-name="P26">Tuhan , aku tak pantas, Tuhan masuk jiwaku. Bersabdalah saja, jiwaku 'kan sembuh </text:p>
          </table:table-cell>
        </table:table-row>
      </table:table>
      <text:p text:style-name="P1">           </text:p>
      <text:p text:style-name="P1"><text:span text:style-name="T7">(Imam menerimakan komuni terlebih dahulu kepada kedua mempelai, baru kepada koor dan </text:span><text:span text:style-name="T9">umat yang telah dibaptis dalam Gereja Katholik dan </text:span><text:span text:style-name="T13">telah </text:span><text:span text:style-name="T9">menerima komuni pertama</text:span><text:span text:style-name="T7">)</text:span></text:p>
      <text:p text:style-name="P1"/>
      <text:p text:style-name="P1"><text:span text:style-name="T10">LAGU KOMUNI</text:span><text:span text:style-name="T6">: </text:span></text:p>
      <text:p text:style-name="P1"/>
      <text:p text:style-name="P1"/>
      <text:p text:style-name="P18">WONDERFUL DAY</text:p>
      <text:p text:style-name="P10"/>
      <text:p text:style-name="P11">TODAY I WILL WALK </text:p>
      <text:p text:style-name="P11">WITH MY HANDS IN GOD</text:p>
      <text:p text:style-name="P11">TODAY I WILL TRUST IN HIM,</text:p>
      <text:p text:style-name="P11">AND NOT BE AFRAID</text:p>
      <text:p text:style-name="P10"/>
      <text:p text:style-name="P11">FOR HE WILL BE THERE,</text:p>
      <text:p text:style-name="P11">FOR HE WILL BE THERE,</text:p>
      <text:p text:style-name="P11">EV’RY MOMENT TO SHARE</text:p>
      <text:p text:style-name="P11">ON THIS WONDERFUL DAY</text:p>
      <text:p text:style-name="P11">HE HAS MADE</text:p>
      <text:p text:style-name="P10"/>
      <text:p text:style-name="P11">HARI BAHAGIA DALAM HIDUPKU,</text:p>
      <text:p text:style-name="P11">BERJALAN BERSAMA-MU, YESUS, TUHANKU</text:p>
      <text:p text:style-name="P11">S’BAB KAU SERTAKU, SLALU SERTAKU</text:p>
      <text:p text:style-name="P11">SEPANJANG HIDUPKU </text:p>
      <text:p text:style-name="P11">BAHAGIA SELALU SERTAKU</text:p>
      <text:p text:style-name="P1"/>
      <text:p text:style-name="P1">        <text:span text:style-name="T7">(Umat duduk)                           </text:span></text:p>
      <text:p text:style-name="P1"/>
      <text:p text:style-name="P1"/>
      <text:p text:style-name="P4">DOA  SYUKUR SESUDAH KOMUNI                                                                                          </text:p>
      <text:p text:style-name="P1"/>
      <table:table table:name="Table34" table:style-name="Table34">
        <table:table-column table:style-name="Table34.A"/>
        <table:table-column table:style-name="Table34.B"/>
        <table:table-row>
          <table:table-cell office:value-type="string">
            <text:p text:style-name="P26">Imam   :</text:p>
            <text:p text:style-name="P24"/>
            <text:p text:style-name="P24"/>
            <text:p text:style-name="P24"/>
            <text:p text:style-name="P24"/>
            <text:p text:style-name="P24"/>
            <text:p text:style-name="P24"><text:soft-page-break/></text:p>
            <text:p text:style-name="P24"/>
            <text:p text:style-name="P24"/>
            <text:p text:style-name="P24"/>
            <text:p text:style-name="P24"/>
            <text:p text:style-name="P26">Umat:  </text:p>
          </table:table-cell>
          <table:table-cell office:value-type="string">
            <text:p text:style-name="P24"><text:span text:style-name="T6">Marilah </text:span>kita <text:span text:style-name="T6">berdoa….</text:span></text:p>
            <text:p text:style-name="P27">Allah Bapa di surga, kami bersyukur karena dalam upacara suci ini, kami boleh mengiringi peneguhan cinta kedua mempelai dan mengambil bagian dalam Perjamuan Ekaristi. Kami mohon kiranya mereka Kau dampingi dalam setiap langkahnya agar <text:soft-page-break/>segala sesuatu yang terjadi atas mereka sesuai dengan kehendakMu sendiri. Berkatilah mereka, agar senantiasa sehati dan berbakti kepadaMu dan sesama demi Kristus Tuhan dan pengantara kami</text:p>
            <text:p text:style-name="P24"/>
            <text:p text:style-name="P26">Amin</text:p>
          </table:table-cell>
        </table:table-row>
      </table:table>
      <text:p text:style-name="P1"/>
      <text:p text:style-name="P12">R I T U S   P E N U T U P</text:p>
      <text:p text:style-name="P3"><text:span text:style-name="T21">Teks Misa Perkawinan Katholik Yang Telah Disetujui Pastor      </text:span>                 </text:p>
      <text:p text:style-name="P1"/>
      <text:p text:style-name="P4">BERKAT  DAN PENGUTUSAN</text:p>
      <text:p text:style-name="P6">(Umat dimohon berdiri)</text:p>
      <text:p text:style-name="P1"/>
      <text:p text:style-name="P1"/>
      <text:p text:style-name="P1"/>
      <text:p text:style-name="P3">Imam                 :  Saudara – saudari terkasih, marilah kita akhiri Perayaan Ekaristi ini dengan memohon berkat Tuhan.</text:p>
      <text:p text:style-name="P1">                </text:p>
      <text:p text:style-name="P3">Imam        :        Tuhan sertamu</text:p>
      <text:p text:style-name="P1"/>
      <text:p text:style-name="P3">Umat        :        Dan sertamu juga</text:p>
      <text:p text:style-name="P1"/>
      <text:p text:style-name="P1"/>
      <text:p text:style-name="P1"><text:span text:style-name="T6">Imam                  : Semoga Allah </text:span>Bapa <text:span text:style-name="T6">yang kekal memelihara saudara dalam cinta kasih,  kerukunan, dan kesejahteraan supaya damai Kristus senantiasa tinggal dalam hati dan rumah tangga saudara.</text:span></text:p>
      <text:p text:style-name="P1"/>
      <text:p text:style-name="P3">Umat                  : Amin </text:p>
      <text:p text:style-name="P1"/>
      <text:p text:style-name="P1"><text:span text:style-name="T6">Imam                  : Semoga Allah </text:span>Putra <text:span text:style-name="T6">berkenan menganugerahkan keturunan yang berguna bagi Gereja dan masyarakat serta memperkenankan saudara membina keluarga Kristiani yang kudus </text:span></text:p>
      <text:p text:style-name="P1"/>
      <text:p text:style-name="P3">Umat                  : Amin </text:p>
      <text:p text:style-name="P1"/>
      <text:p text:style-name="P1"><text:span text:style-name="T6">Imam        :        Semoga </text:span>Allah Roh Kudus <text:span text:style-name="T6">membimbing dan menyertai kedua mempelai ini dalam kehidupan rumah tangga mereka.</text:span></text:p>
      <text:p text:style-name="P1"/>
      <text:p text:style-name="P3">Umat        :        Amin</text:p>
      <text:p text:style-name="P1"/>
      <text:p text:style-name="P3">Imam                  : Dan semoga saudara sekalian dilindungi, dibimbing dan diberkati oleh Alah Yang Maha Kuasa, Bapa, Putera dan Roh Kudus </text:p>
      <text:p text:style-name="P1"/>
      <text:p text:style-name="P3">Umat                  : Amin </text:p>
      <text:p text:style-name="P1"/>
      <text:p text:style-name="P1"><text:span text:style-name="T6">Imam                  : Saudara–saudari terkasih. Perayaan Ekaristi dan </text:span>Penerimaan Sakramen Perkawinan <text:span text:style-name="T6">telah selesai. </text:span></text:p>
      <text:p text:style-name="P3">Umat                  :  Syukur kepada Allah </text:p>
      <text:p text:style-name="P1"/>
      <text:p text:style-name="P3">Imam        :        Marilah kita mewartakan cinta dan belas kasih Allah agar setiap orang dapat menikmati damai Tuhan.</text:p>
      <text:p text:style-name="P1"><text:soft-page-break/></text:p>
      <text:p text:style-name="P3">Umat        :        Amin</text:p>
      <text:p text:style-name="P15"/>
      <text:p text:style-name="P4">PENGHORMATAN  KEPADA  BUNDA MARIA</text:p>
      <text:p text:style-name="P6">(Kedua mempelai didampingi oleh orang tua dan para saksi menuju patung Bunda Maria, kedua mempelai menyalakan lilin dan mempelai wanita mempersembahkan bunga diiringi lagu AVE MARIA SCHUBERT) (Umat berlutut)</text:p>
      <text:p text:style-name="P1"/>
      <text:p text:style-name="P21">AVE MARIA ( SCHUBERT )</text:p>
      <text:p text:style-name="P10"/>
      <text:p text:style-name="P11">AVE MARIA, GRATIA PLENA</text:p>
      <text:p text:style-name="P11">MARIA GRATIA PLENA, MARIA GRATIA PLENA</text:p>
      <text:p text:style-name="P11">AVE, AVE, DOMINUS, DOMINUS TECUM</text:p>
      <text:p text:style-name="P11">BENEDICTATU IN MULIERIBUS, ET BENEDICTUS</text:p>
      <text:p text:style-name="P11">ET BENEDICTUS FRUCTUS VENTRIS,</text:p>
      <text:p text:style-name="P11">VENTRIS TUI JESU</text:p>
      <text:p text:style-name="P11">AVE MARIA</text:p>
      <text:p text:style-name="P10"/>
      <text:p text:style-name="P11">AVE MARIA, MATER DEI</text:p>
      <text:p text:style-name="P11">ORA PRONOBIS PECATORIBUS,</text:p>
      <text:p text:style-name="P11">ORA, ORA PRONOBIS</text:p>
      <text:p text:style-name="P11">ORA PRONOBIS PECATORIBUS,</text:p>
      <text:p text:style-name="P11">NUNC ET IN HORA MORTIS</text:p>
      <text:p text:style-name="P11">IN HORA MOSTRIS NOSTRAE,</text:p>
      <text:p text:style-name="P11">IN HORA MORTIS, MORTIS NOSTRAE</text:p>
      <text:p text:style-name="P11">IN HORA MORTIS NOSTRAE</text:p>
      <text:p text:style-name="P11">AVE MARIA</text:p>
      <text:p text:style-name="P1"/>
      <text:p text:style-name="P1"/>
      <text:p text:style-name="P1">                                                                                                    </text:p>
      <text:p text:style-name="P1"/>
      <text:p text:style-name="P15"/>
      <text:p text:style-name="P1"/>
      <text:p text:style-name="P1"/>
      <text:p text:style-name="P4">DOA KEDUA MEMPELAI KEPADA BUNDA MARIA </text:p>
      <text:p text:style-name="P1"/>
      <text:p text:style-name="P6">Andreas   dan Andrea   (bersama-sama):</text:p>
      <text:p text:style-name="P1">        </text:p>
      <text:p text:style-name="P1">          <text:span text:style-name="T2">Bunda Maria, bunda yang penuh rahmat, hari ini adalah hari yang sangat membahagiakan bagi kami berdua. Kami telah berjanji   untuk setia satu sama lain dan kami mau menempuh perjalanan hidup selanjutnya sebagai suami istri. </text:span></text:p>
      <text:p text:style-name="P1">          <text:span text:style-name="T2">Karena itu kami mohon doa restuMu ya Bunda, doakanlah agar cinta kami tahan uji dalam segala suka dan duka hidup pernikahan dan mempunyai kehendak yang kuat untuk selalu menjaga keutuhan rumah tanga kami. </text:span></text:p>
      <text:p text:style-name="P1">          <text:span text:style-name="T2">Semoga kami dapat membangun rumah tangga yang sejahtera dan hidup dalam keluarga Katolik yang bahagia. Kami mohon agar kami dapat menjadi orang tua yang baik dan dapat mendidik anak–anak yang akan dipercayakan Tuhan kepada kami. </text:span></text:p>
      <text:p text:style-name="P1">          <text:span text:style-name="T2">Ya Bunda yang baik hati, bawalah doa kami ini kepada PuteraMu terkasih Tuhan kami Yesus Kristus. </text:span></text:p>
      <text:p text:style-name="P1"/>
      <text:p text:style-name="P13">Salam Maria penuh rahmat, Tuhan sertaMu. </text:p>
      <text:p text:style-name="P13">Terpujilah Engkau diantara wanita, dan terpujilah buah tubuhMu Yesus. </text:p>
      <text:p text:style-name="P13">Santa Maria, Bunda Allah doakanlah kami yang berdosa ini, sekarang dan waktu kami mati. Amin (3 x)</text:p>
      <text:p text:style-name="P1"/>
      <text:p text:style-name="P13">Kemulian kepada Bapa dan Putera dan Roh Kudus,  seperti pada permulaan sekarang selalu dan sepanjang segala masa. Amin.</text:p>
      <text:p text:style-name="P1"/>
      <text:p text:style-name="P1"><text:span text:style-name="T4">Terpujilah nama Yesus, Maria dan Santo Yosef. Sekarang dan selama lamanya</text:span><text:span text:style-name="T6">.</text:span></text:p>
      <text:p text:style-name="P1">        </text:p>
      <text:p text:style-name="P1"/>
      <text:p text:style-name="P1"><text:span text:style-name="T10">LAGU PENUTUP</text:span> <text:span text:style-name="T6">:</text:span></text:p>
      <text:p text:style-name="P21">GEMA SANGKAKALA</text:p>
      <text:p text:style-name="P10"/>
      <text:p text:style-name="P11">BERGEMA SUARA SANGKAKALA</text:p>
      <text:p text:style-name="P11">MEMBELAH ANGKASA, </text:p>
      <text:p text:style-name="P11">MEMPELAI BERDUA BERIRING </text:p>
      <text:p text:style-name="P11">DENGAN SENYUM BAHAGIA</text:p>
      <text:p text:style-name="P10"/>
      <text:p text:style-name="P11">TUHAN BIMBING BAHTERA HIDUP MEREKA,</text:p>
      <text:p text:style-name="P11">TUHAN TLAH BERKENAN MEMBERKATI </text:p>
      <text:p text:style-name="P11">JALAN HIDUP MEREKA,</text:p>
      <text:p text:style-name="P11">DENGARLAH BUNYI SANGKAKALA</text:p>
      <text:p text:style-name="P11">MEMBELAH ANGKASA MENGIRINGI BAHAGIA</text:p>
      <text:p text:style-name="P11">JANJI KASIH MEMPELAI BERDUA,</text:p>
      <text:p text:style-name="P10"/>
      <text:p text:style-name="P11">PUJI SYUKUR TUHAN YANG TELAH </text:p>
      <text:p text:style-name="P11">MEMPERSATUKAN DUA INSAN</text:p>
      <text:p text:style-name="P11"><text:soft-page-break/>CINTA KASIH SUCI KAN </text:p>
      <text:p text:style-name="P11">ABADI SELAMA - LAMANYA </text:p>
      <text:p text:style-name="P10"/>
      <text:p text:style-name="P11">BERGEMA SUARA SANGKAKALA</text:p>
      <text:p text:style-name="P11">MEMBELAH ANGKASA,</text:p>
      <text:p text:style-name="P11">MEMPELAI BERDUA BERIRING</text:p>
      <text:p text:style-name="P11">DENGAN SENYUM BAHAGIA.</text:p>
      <text:p text:style-name="P10"/>
      <text:p text:style-name="P11">HAI DUNIA DENGARLAH </text:p>
      <text:p text:style-name="P11">GEMA SANGKAKALA KEBAHAGIAAN,</text:p>
      <text:p text:style-name="P11">CINTA KASIH TUHAN </text:p>
      <text:p text:style-name="P11">SATU DENGAN MEMPELAI BERDUA. </text:p>
      <text:p text:style-name="P1"/>
      <text:p text:style-name="P1"/>
      <text:p text:style-name="P1"/>
      <text:p text:style-name="P4">UCAPAN TERIMA KASIH  </text:p>
      <text:p text:style-name="P6">oleh Bapak Sonny (wakil mempelai)</text:p>
      <text:p text:style-name="P6">(Umat duduk)    </text:p>
      <text:p text:style-name="P1"/>
      <text:p text:style-name="P3">Dengan penuh syukur kepada Allah Tuhan Yang Maha Kuasa, terima kasih yang tulus kami haturkan kepada: </text:p>
      <text:p text:style-name="P3">Yth. Romo Matheus Sukmawanto, Pr.</text:p>
      <text:p text:style-name="P3">Yth. Bp./Ibu. FX Soegiarto</text:p>
      <text:p text:style-name="P3">Yth. Bp./Ibu Kun Supriyatna</text:p>
      <text:p text:style-name="P3">Yth. Ibu Elly Yosefa Tumbelaka </text:p>
      <text:p text:style-name="P3">Yth. Sdri. Sylvia Adhisaputra dan Paduan Suara <text:span text:style-name="T12">Evening Choir</text:span> Gereja St. Antonius Kota Baru Yogyakarta.</text:p>
      <text:p text:style-name="P1"> <text:span text:style-name="T6">Sekretariat, pengurus dan koster Gereja St. Yohanes Pringwulung Yogyakarta.</text:span></text:p>
      <text:p text:style-name="P1"><text:span text:style-name="T6">Putra altar, Lektor, Pembawa Persembahan, MC serta seluruh kerabat, sahabat dan handai taulan yang dengan penuh kasih telah membantu dan hadir serta memberikan doa restu dalam </text:span>Penerimaan Sakramen Perkawinan <text:span text:style-name="T6">Andreas   dan Andrea  .</text:span></text:p>
      <text:p text:style-name="P1"><text:span text:style-name="T7">Buku ini </text:span><text:span text:style-name="T12">silakan </text:span><text:span text:style-name="T7">dibawa pulang sebagai kenang-kenangan.</text:span></text:p>
      <text:p text:style-name="P1"/>
      <text:p text:style-name="P1"/>
      <text:p text:style-name="P1"/>
      <text:p text:style-name="P3">FOTO  BERSAMA</text:p>
      <text:p text:style-name="P3">Mempelai dan Pastor </text:p>
      <text:p text:style-name="P3">Mempelai, Pastor dan Kedua saksi </text:p>
      <text:p text:style-name="P3">dan seterusny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ahoma"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 PL UMing HK" style:font-size-asian="24pt" style:font-weight-asian="bold" style:font-name-complex="Lohit Hindi"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hanes Suyanto</meta:initial-creator>
    <meta:creation-date>2012-06-07T11:12:56</meta:creation-date>
    <dc:date>2012-06-07T11:15:59</dc:date>
    <dc:creator>Yohanes Suyanto</dc:creator>
    <meta:editing-duration>PT37S</meta:editing-duration>
    <meta:editing-cycles>2</meta:editing-cycles>
    <meta:generator>LibreOffice/3.5$Linux_x86 LibreOffice_project/350m1$Build-13</meta:generator>
    <meta:document-statistic meta:table-count="34" meta:image-count="1" meta:object-count="0" meta:page-count="26" meta:paragraph-count="545" meta:word-count="4961" meta:character-count="35356" meta:non-whitespace-character-count="28451"/>
  </office:meta>
</office:document-meta>
</file>